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 Light4" svg:font-family="'Source Sans Pro Light'" style:font-adornments="Regular" style:font-family-generic="swiss"/>
    <style:font-face style:name="Source Sans Pro Light5" svg:font-family="'Source Sans Pro Light'" style:font-adornments="Semibold" style:font-family-generic="swiss"/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Semibold" style:font-family-generic="modern" style:font-pitch="fixed"/>
    <style:font-face style:name="DejaVu Sans Mono7" svg:font-family="'DejaVu Sans Mono'" style:font-adornments="標準" style:font-family-generic="modern" style:font-pitch="fixed"/>
    <style:font-face style:name="DejaVu Sans Mono2" svg:font-family="'DejaVu Sans Mono'" style:font-adornments="細字" style:font-family-generic="modern" style:font-pitch="fixed"/>
    <style:font-face style:name="DejaVu Sans Light5" svg:font-family="'DejaVu Sans Light'" style:font-family-generic="swiss" style:font-pitch="fixed"/>
    <style:font-face style:name="DejaVu Sans Mono5" svg:font-family="'DejaVu Sans Mono'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9" svg:font-family="'DejaVu Sans Mono'" style:font-family-generic="modern" style:font-pitch="variable"/>
    <style:font-face style:name="DejaVu Sans Mono4" svg:font-family="'DejaVu Sans Mono'" style:font-adornments="Semibold" style:font-family-generic="modern" style:font-pitch="variable"/>
    <style:font-face style:name="DejaVu Sans Mono8" svg:font-family="'DejaVu Sans Mono'" style:font-adornments="標準" style:font-family-generic="modern" style:font-pitch="variable"/>
    <style:font-face style:name="DejaVu Sans Mono1" svg:font-family="'DejaVu Sans Mono'" style:font-adornments="細字" style:font-family-generic="modern" style:font-pitch="variable"/>
    <style:font-face style:name="FreeSans1" svg:font-family="FreeSans" style:font-family-generic="modern" style:font-pitch="variable"/>
    <style:font-face style:name="Source Sans Pro Light6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" svg:font-family="'源ノ角ゴシック Medium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6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4" svg:font-family="'DejaVu Sans Light'" style:font-adornments="ExtraLight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3" svg:font-family="'DejaVu Sans Light'" style:font-adornments="標準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42cm" fo:min-width="5.216cm"/>
      <style:paragraph-properties style:writing-mode="lr-tb"/>
    </style:style>
    <style:style style:name="gr3" style:family="graphic" style:parent-style-name="standard">
      <style:graphic-properties svg:stroke-width="0.051cm" draw:marker-start="Arrow" draw:marker-start-width="0.459cm" draw:marker-end="Arrow" draw:marker-end-width="0.459cm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258cm" fo:min-width="1.786cm"/>
      <style:paragraph-properties style:writing-mode="lr-tb"/>
    </style:style>
    <style:style style:name="gr5" style:family="graphic" style:parent-style-name="standard">
      <style:graphic-properties draw:fill="solid" draw:fill-color="#3bacf7" draw:textarea-horizontal-align="justify" draw:textarea-vertical-align="middle" draw:auto-grow-height="false" fo:min-height="2.198cm" fo:min-width="1.948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35cm" fo:min-width="2.04cm"/>
      <style:paragraph-properties style:writing-mode="lr-tb"/>
    </style:style>
    <style:style style:name="gr7" style:family="graphic" style:parent-style-name="standard">
      <style:graphic-properties draw:stroke="none" draw:fill="none" draw:fill-color="#3bacf7" draw:textarea-horizontal-align="justify" draw:textarea-vertical-align="middle" draw:auto-grow-height="false" fo:min-height="2.198cm" fo:min-width="1.9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9" style:family="graphic" style:parent-style-name="standard">
      <style:graphic-properties draw:fill="solid" draw:fill-color="#f75f3b" draw:textarea-horizontal-align="justify" draw:textarea-vertical-align="middle" draw:auto-grow-height="false" fo:min-height="2.198cm" fo:min-width="1.9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" style:family="graphic" style:parent-style-name="standard">
      <style:graphic-properties draw:stroke="none" draw:fill="none" fo:min-height="1.476cm"/>
      <style:paragraph-properties style:writing-mode="lr-tb"/>
    </style:style>
    <style:style style:name="gr13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4" style:family="graphic" style:parent-style-name="objectwithoutfill">
      <style:graphic-properties svg:stroke-width="0.035cm" draw:marker-start="Arrow" draw:marker-start-width="0.253cm" draw:marker-end="Arrow" draw:marker-end-width="0.253cm" draw:fill="none" draw:textarea-vertical-align="middle" fo:padding-top="0.043cm" fo:padding-bottom="0.043cm" fo:padding-left="0.168cm" fo:padding-right="0.168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512cm" fo:min-width="4.072cm"/>
      <style:paragraph-properties style:writing-mode="lr-tb"/>
    </style:style>
    <style:style style:name="gr17" style:family="graphic" style:parent-style-name="standard">
      <style:graphic-properties svg:stroke-color="#355269" draw:fill-color="#5983b0" draw:textarea-horizontal-align="justify" draw:textarea-vertical-align="middle" draw:auto-grow-height="false" fo:min-height="2.036cm" fo:min-width="4.072cm"/>
      <style:paragraph-properties style:writing-mode="lr-tb"/>
    </style:style>
    <style:style style:name="gr18" style:family="graphic" style:parent-style-name="standard">
      <style:graphic-properties svg:stroke-color="#355269" draw:fill-color="#5983b0" draw:textarea-horizontal-align="justify" draw:textarea-vertical-align="top" draw:auto-grow-height="false" fo:min-height="2.036cm" fo:min-width="4.072cm"/>
      <style:paragraph-properties style:writing-mode="lr-tb"/>
    </style:style>
    <style:style style:name="gr19" style:family="graphic" style:parent-style-name="standard">
      <style:graphic-properties svg:stroke-color="#355269" draw:fill-color="#3465a4" draw:textarea-horizontal-align="justify" draw:textarea-vertical-align="middle" draw:auto-grow-height="false" fo:min-height="0.766cm" fo:min-width="1.7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1" style:family="graphic" style:parent-style-name="standard">
      <style:graphic-properties draw:fill-color="#e67e22" draw:textarea-horizontal-align="justify" draw:textarea-vertical-align="middle" draw:auto-grow-height="false" fo:min-height="1.274cm" fo:min-width="0.008cm"/>
      <style:paragraph-properties style:writing-mode="lr-tb"/>
    </style:style>
    <style:style style:name="gr22" style:family="graphic" style:parent-style-name="standard">
      <style:graphic-properties draw:fill-color="#e3e3e3" draw:textarea-horizontal-align="justify" draw:textarea-vertical-align="middle" draw:auto-grow-height="false" fo:min-height="1.274cm" fo:min-width="0.00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0.008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24cm" fo:min-width="0.262cm"/>
    </style:style>
    <style:style style:name="gr25" style:family="graphic" style:parent-style-name="objectwithoutfill">
      <style:graphic-properties draw:stroke="solid" draw:stroke-dash="Ultrafine_20_Dashed" svg:stroke-width="0.035cm" draw:marker-start="Arrow" draw:marker-start-width="0.252cm" draw:marker-end="" draw:marker-end-width="0.052cm" draw:fill="none" draw:textarea-vertical-align="middle" fo:padding-top="0.042cm" fo:padding-bottom="0.042cm" fo:padding-left="0.167cm" fo:padding-right="0.167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766cm" fo:min-width="1.024cm"/>
      <style:paragraph-properties style:writing-mode="lr-tb"/>
    </style:style>
    <style:style style:name="gr27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424cm" fo:min-width="0.262cm"/>
    </style:style>
    <style:style style:name="gr2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424cm" fo:min-width="0.262cm"/>
    </style:style>
    <style:style style:name="gr29" style:family="graphic" style:parent-style-name="standard">
      <style:graphic-properties svg:stroke-color="#000000" draw:fill="none" draw:fill-color="#81d41a" draw:textarea-horizontal-align="justify" draw:textarea-vertical-align="middle" draw:auto-grow-height="false" fo:min-height="0.424cm" fo:min-width="0.262cm"/>
    </style:style>
    <style:style style:name="gr30" style:family="graphic" style:parent-style-name="objectwithoutfill">
      <style:graphic-properties draw:stroke="solid" draw:stroke-dash="Ultrafine_20_Dashed" svg:stroke-width="0.035cm" draw:marker-start="" draw:marker-start-width="0.252cm" draw:marker-end="" draw:marker-end-width="0.052cm" draw:fill="none" draw:textarea-vertical-align="middle" fo:padding-top="0.042cm" fo:padding-bottom="0.042cm" fo:padding-left="0.167cm" fo:padding-right="0.167cm"/>
    </style:style>
    <style:style style:name="gr31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424cm" fo:min-width="0.262cm"/>
    </style:style>
    <style:style style:name="gr3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424cm" fo:min-width="0.262cm"/>
    </style:style>
    <style:style style:name="gr33" style:family="graphic" style:parent-style-name="standard">
      <style:graphic-properties svg:stroke-color="#355269" draw:fill-color="#729fcf" draw:textarea-horizontal-align="justify" draw:textarea-vertical-align="middle" draw:auto-grow-height="false" fo:min-height="2.544cm" fo:min-width="8.644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0.512cm" fo:min-width="8.644cm"/>
      <style:paragraph-properties style:writing-mode="lr-tb"/>
    </style:style>
    <style:style style:name="gr35" style:family="graphic" style:parent-style-name="standard">
      <style:graphic-properties draw:fill-color="#e8a202" draw:textarea-horizontal-align="justify" draw:textarea-vertical-align="middle" draw:auto-grow-height="false" fo:min-height="0.258cm" fo:min-width="4.39cm"/>
    </style:style>
    <style:style style:name="gr36" style:family="graphic" style:parent-style-name="standard">
      <style:graphic-properties svg:stroke-color="#355269" draw:fill-color="#b4c7dc" draw:textarea-horizontal-align="justify" draw:textarea-vertical-align="middle" draw:auto-grow-height="false" fo:min-height="3.052cm" fo:min-width="17.788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0.512cm" fo:min-width="17.788cm"/>
      <style:paragraph-properties style:writing-mode="lr-tb"/>
    </style:style>
    <style:style style:name="gr38" style:family="graphic" style:parent-style-name="standard">
      <style:graphic-properties svg:stroke-color="#355269" draw:fill-color="#b4c7dc" draw:textarea-horizontal-align="justify" draw:textarea-vertical-align="middle" draw:auto-grow-height="false" fo:min-height="1.418cm" fo:min-width="11.486cm"/>
      <style:paragraph-properties style:writing-mode="lr-tb"/>
    </style:style>
    <style:style style:name="gr39" style:family="graphic" style:parent-style-name="standard">
      <style:graphic-properties svg:stroke-color="#355269" draw:fill-color="#729fcf" draw:textarea-horizontal-align="justify" draw:textarea-vertical-align="middle" draw:auto-grow-height="false" fo:min-height="1.162cm" fo:min-width="5.493cm"/>
      <style:paragraph-properties style:writing-mode="lr-tb"/>
    </style:style>
    <style:style style:name="gr40" style:family="graphic" style:parent-style-name="standard">
      <style:graphic-properties svg:stroke-color="#355269" draw:fill-color="#5983b0" draw:textarea-horizontal-align="justify" draw:textarea-vertical-align="top" draw:auto-grow-height="false" fo:min-height="0.906cm" fo:min-width="2.497cm"/>
      <style:paragraph-properties style:writing-mode="lr-tb"/>
    </style:style>
    <style:style style:name="gr41" style:family="graphic" style:parent-style-name="standard">
      <style:graphic-properties svg:stroke-color="#355269" draw:fill-color="#3465a4" draw:textarea-horizontal-align="justify" draw:textarea-vertical-align="middle" draw:auto-grow-height="false" fo:min-height="0.264cm" fo:min-width="0.998cm"/>
      <style:paragraph-properties style:writing-mode="lr-tb"/>
    </style:style>
    <style:style style:name="gr42" style:family="graphic" style:parent-style-name="standard">
      <style:graphic-properties svg:stroke-color="#355269" draw:fill-color="#3465a4" draw:textarea-horizontal-align="justify" draw:textarea-vertical-align="middle" draw:auto-grow-height="false" fo:min-height="0.264cm" fo:min-width="0.999cm"/>
      <style:paragraph-properties style:writing-mode="lr-tb"/>
    </style:style>
    <style:style style:name="gr43" style:family="graphic" style:parent-style-name="standard">
      <style:graphic-properties svg:stroke-color="#355269" draw:fill-color="#729fcf" draw:textarea-horizontal-align="justify" draw:textarea-vertical-align="middle" draw:auto-grow-height="false" fo:min-height="1.161cm" fo:min-width="5.493cm"/>
      <style:paragraph-properties style:writing-mode="lr-tb"/>
    </style:style>
    <style:style style:name="gr44" style:family="graphic" style:parent-style-name="standard">
      <style:graphic-properties svg:stroke-color="#355269" draw:fill-color="#5983b0" draw:textarea-horizontal-align="justify" draw:textarea-vertical-align="top" draw:auto-grow-height="false" fo:min-height="0.905cm" fo:min-width="2.497cm"/>
      <style:paragraph-properties style:writing-mode="lr-tb"/>
    </style:style>
    <style:style style:name="gr45" style:family="graphic" style:parent-style-name="standard">
      <style:graphic-properties svg:stroke-color="#355269" draw:fill-color="#3465a4" draw:textarea-horizontal-align="justify" draw:textarea-vertical-align="middle" draw:auto-grow-height="false" fo:min-height="0.263cm" fo:min-width="0.998cm"/>
      <style:paragraph-properties style:writing-mode="lr-tb"/>
    </style:style>
    <style:style style:name="gr46" style:family="graphic" style:parent-style-name="standard">
      <style:graphic-properties svg:stroke-color="#355269" draw:fill-color="#3465a4" draw:textarea-horizontal-align="justify" draw:textarea-vertical-align="middle" draw:auto-grow-height="false" fo:min-height="0.263cm" fo:min-width="0.999cm"/>
      <style:paragraph-properties style:writing-mode="lr-tb"/>
    </style:style>
    <style:style style:name="gr47" style:family="graphic" style:parent-style-name="standard">
      <style:graphic-properties svg:stroke-color="#355269" draw:fill-color="#5983b0" draw:textarea-horizontal-align="justify" draw:textarea-vertical-align="top" draw:auto-grow-height="false" fo:min-height="0.904cm" fo:min-width="2.497cm"/>
      <style:paragraph-properties style:writing-mode="lr-tb"/>
    </style:style>
    <style:style style:name="gr48" style:family="graphic" style:parent-style-name="standard">
      <style:graphic-properties svg:stroke-color="#355269" draw:fill-color="#5983b0" draw:textarea-horizontal-align="justify" draw:textarea-vertical-align="middle" draw:auto-grow-height="false" fo:min-height="0.906cm" fo:min-width="2.497cm"/>
      <style:paragraph-properties style:writing-mode="lr-tb"/>
    </style:style>
    <style:style style:name="gr49" style:family="graphic" style:parent-style-name="standard">
      <style:graphic-properties svg:stroke-color="#355269" draw:fill-color="#5983b0" draw:textarea-horizontal-align="justify" draw:textarea-vertical-align="middle" draw:auto-grow-height="false" fo:min-height="0.905cm" fo:min-width="2.497cm"/>
      <style:paragraph-properties style:writing-mode="lr-tb"/>
    </style:style>
    <style:style style:name="gr50" style:family="graphic" style:parent-style-name="standard">
      <style:graphic-properties svg:stroke-color="#355269" draw:fill-color="#5983b0" draw:textarea-horizontal-align="justify" draw:textarea-vertical-align="middle" draw:auto-grow-height="false" fo:min-height="0.904cm" fo:min-width="2.497cm"/>
      <style:paragraph-properties style:writing-mode="lr-tb"/>
    </style:style>
    <style:style style:name="gr51" style:family="graphic" style:parent-style-name="standard">
      <style:graphic-properties svg:stroke-color="#355269" draw:fill-color="#3465a4" draw:textarea-horizontal-align="justify" draw:textarea-vertical-align="middle" draw:auto-grow-height="false" fo:min-height="0.262cm" fo:min-width="0.998cm"/>
      <style:paragraph-properties style:writing-mode="lr-tb"/>
    </style:style>
    <style:style style:name="gr52" style:family="graphic" style:parent-style-name="standard">
      <style:graphic-properties draw:stroke="none" svg:stroke-color="#355269" draw:fill="none" draw:fill-color="#3465a4" draw:textarea-horizontal-align="justify" draw:textarea-vertical-align="middle" draw:auto-grow-height="false" fo:min-height="0.264cm" fo:min-width="2.548cm"/>
      <style:paragraph-properties style:writing-mode="lr-tb"/>
    </style:style>
    <style:style style:name="pr1" style:family="presentation" style:parent-style-name="alizarin1-title">
      <style:graphic-properties fo:min-height="2.25cm"/>
      <style:paragraph-properties style:writing-mode="lr-tb"/>
    </style:style>
    <style:style style:name="pr2" style:family="presentation" style:parent-style-name="alizarin1-subtitle">
      <style:graphic-properties draw:fill-color="#ffffff" fo:min-height="6.75cm"/>
      <style:paragraph-properties style:writing-mode="lr-tb"/>
    </style:style>
    <style:style style:name="pr3" style:family="presentation" style:parent-style-name="alizarin1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subtitle">
      <style:graphic-properties draw:fill-color="#ffffff"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fit-to-size="false" style:shrink-to-fit="false" fo:min-height="12.75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36pt" style:font-size-complex="18pt"/>
    </style:style>
    <style:style style:name="P8" style:family="paragraph">
      <loext:graphic-properties draw:fill="solid" draw:fill-color="#3bacf7"/>
      <style:paragraph-properties fo:text-align="center" style:writing-mode="lr-tb"/>
      <style:text-properties fo:font-size="36pt" style:font-size-complex="18pt"/>
    </style:style>
    <style:style style:name="P9" style:family="paragraph">
      <style:paragraph-properties fo:text-align="center" style:writing-mode="lr-tb"/>
      <style:text-properties fo:font-size="16pt" style:font-size-complex="18pt"/>
    </style:style>
    <style:style style:name="P10" style:family="paragraph">
      <loext:graphic-properties draw:fill="none"/>
      <style:paragraph-properties fo:text-align="center" style:writing-mode="lr-tb"/>
      <style:text-properties fo:font-size="16pt" style:font-size-complex="18pt"/>
    </style:style>
    <style:style style:name="P11" style:family="paragraph">
      <loext:graphic-properties draw:fill="none" draw:fill-color="#3bacf7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top="0cm" fo:margin-bottom="0cm"/>
    </style:style>
    <style:style style:name="P14" style:family="paragraph">
      <style:paragraph-properties style:writing-mode="lr-tb"/>
      <style:text-properties style:font-name="Source Sans Pro Light4" fo:font-weight="normal" style:font-size-asian="24pt" style:font-size-complex="32pt"/>
    </style:style>
    <style:style style:name="P15" style:family="paragraph">
      <loext:graphic-properties draw:fill="solid" draw:fill-color="#f75f3b"/>
      <style:paragraph-properties fo:text-align="center" style:writing-mode="lr-tb"/>
      <style:text-properties fo:font-size="36pt" style:font-size-complex="18pt"/>
    </style:style>
    <style:style style:name="P16" style:family="paragraph">
      <loext:graphic-properties draw:fill="none"/>
      <style:paragraph-properties style:writing-mode="lr-tb"/>
      <style:text-properties fo:color="#000000" style:font-name="DejaVu Sans Light4" fo:font-size="18pt" fo:font-weight="150" style:font-size-complex="18pt"/>
    </style:style>
    <style:style style:name="P17" style:family="paragraph">
      <style:paragraph-properties style:writing-mode="lr-tb"/>
      <style:text-properties style:font-name="DejaVu Sans Light1" fo:font-weight="bold" style:font-size-asian="24pt" style:font-size-complex="32pt"/>
    </style:style>
    <style:style style:name="P18" style:family="paragraph">
      <style:paragraph-properties style:writing-mode="lr-tb"/>
      <style:text-properties style:font-name="DejaVu Sans Light4" fo:font-weight="150" style:font-size-asian="24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5983b0"/>
      <style:paragraph-properties fo:text-align="center"/>
      <style:text-properties fo:font-size="18pt"/>
    </style:style>
    <style:style style:name="P23" style:family="paragraph">
      <loext:graphic-properties draw:fill-color="#3465a4"/>
      <style:paragraph-properties fo:text-align="center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e67e22"/>
      <style:paragraph-properties fo:text-align="center" style:writing-mode="lr-tb"/>
    </style:style>
    <style:style style:name="P27" style:family="paragraph">
      <loext:graphic-properties draw:fill-color="#e3e3e3"/>
      <style:paragraph-properties fo:text-align="center" style:writing-mode="lr-tb"/>
    </style:style>
    <style:style style:name="P28" style:family="paragraph">
      <style:paragraph-properties style:writing-mode="lr-tb"/>
      <style:text-properties style:font-name="DejaVu Sans Mono6"/>
    </style:style>
    <style:style style:name="P2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style:font-name="DejaVu Sans Mono6" fo:font-weight="normal" style:font-weight-asian="normal" style:font-weight-complex="normal"/>
    </style:style>
    <style:style style:name="P32" style:family="paragraph">
      <loext:graphic-properties draw:fill="solid" draw:fill-color="#81d41a"/>
      <style:paragraph-properties fo:text-align="center"/>
    </style:style>
    <style:style style:name="P33" style:family="paragraph">
      <style:paragraph-properties fo:text-align="center" style:writing-mode="lr-tb"/>
      <style:text-properties fo:color="#81d41a"/>
    </style:style>
    <style:style style:name="P34" style:family="paragraph">
      <loext:graphic-properties draw:fill="none"/>
      <style:paragraph-properties fo:text-align="center" style:writing-mode="lr-tb"/>
      <style:text-properties fo:color="#81d41a"/>
    </style:style>
    <style:style style:name="P35" style:family="paragraph">
      <loext:graphic-properties draw:fill="solid" draw:fill-color="#729fcf"/>
      <style:paragraph-properties fo:text-align="center"/>
      <style:text-properties fo:color="#729fcf"/>
    </style:style>
    <style:style style:name="P36" style:family="paragraph">
      <style:paragraph-properties fo:text-align="center" style:writing-mode="lr-tb"/>
      <style:text-properties fo:color="#729fcf"/>
    </style:style>
    <style:style style:name="P37" style:family="paragraph">
      <loext:graphic-properties draw:fill="none"/>
      <style:paragraph-properties fo:text-align="center" style:writing-mode="lr-tb"/>
      <style:text-properties fo:color="#729fcf"/>
    </style:style>
    <style:style style:name="P38" style:family="paragraph">
      <loext:graphic-properties draw:fill="solid" draw:fill-color="#729fcf"/>
      <style:paragraph-properties fo:text-align="center"/>
    </style:style>
    <style:style style:name="P39" style:family="paragraph">
      <loext:graphic-properties draw:fill="none" draw:fill-color="#81d41a"/>
      <style:paragraph-properties fo:text-align="center"/>
    </style:style>
    <style:style style:name="P40" style:family="paragraph">
      <loext:graphic-properties draw:fill="solid" draw:fill-color="#ed4c05"/>
      <style:paragraph-properties fo:text-align="center"/>
    </style:style>
    <style:style style:name="P41" style:family="paragraph">
      <loext:graphic-properties draw:fill="none" draw:fill-color="#729fcf"/>
      <style:paragraph-properties fo:text-align="center"/>
    </style:style>
    <style:style style:name="P42" style:family="paragraph">
      <loext:graphic-properties draw:fill="none" draw:fill-color="#729fcf"/>
      <style:paragraph-properties fo:text-align="center"/>
      <style:text-properties fo:color="#729fcf"/>
    </style:style>
    <style:style style:name="P43" style:family="paragraph">
      <style:paragraph-properties fo:text-align="center" style:writing-mode="lr-tb"/>
      <style:text-properties fo:color="#ed4c05"/>
    </style:style>
    <style:style style:name="P44" style:family="paragraph">
      <loext:graphic-properties draw:fill="none"/>
      <style:paragraph-properties fo:text-align="center" style:writing-mode="lr-tb"/>
      <style:text-properties fo:color="#ed4c05"/>
    </style:style>
    <style:style style:name="P45" style:family="paragraph">
      <style:paragraph-properties fo:text-align="start"/>
    </style:style>
    <style:style style:name="P46" style:family="paragraph">
      <loext:graphic-properties draw:fill-color="#729fcf"/>
      <style:paragraph-properties fo:text-align="start"/>
    </style:style>
    <style:style style:name="P47" style:family="paragraph">
      <loext:graphic-properties draw:fill-color="#5983b0"/>
      <style:paragraph-properties fo:text-align="center"/>
    </style:style>
    <style:style style:name="P48" style:family="paragraph">
      <loext:graphic-properties draw:fill-color="#3465a4"/>
      <style:paragraph-properties fo:text-align="center"/>
    </style:style>
    <style:style style:name="P49" style:family="paragraph">
      <loext:graphic-properties draw:fill-color="#e8a202"/>
      <style:paragraph-properties fo:text-align="center"/>
    </style:style>
    <style:style style:name="P50" style:family="paragraph">
      <loext:graphic-properties draw:fill-color="#ffffff"/>
    </style:style>
    <style:style style:name="P51" style:family="paragraph">
      <style:paragraph-properties fo:text-align="start"/>
      <style:text-properties fo:font-size="18pt"/>
    </style:style>
    <style:style style:name="P52" style:family="paragraph">
      <loext:graphic-properties draw:fill-color="#b4c7dc"/>
      <style:paragraph-properties fo:text-align="start"/>
      <style:text-properties fo:font-size="18pt"/>
    </style:style>
    <style:style style:name="P53" style:family="paragraph">
      <loext:graphic-properties draw:fill-color="#729fcf"/>
      <style:paragraph-properties fo:text-align="start"/>
      <style:text-properties fo:font-size="18pt"/>
    </style:style>
    <style:style style:name="P54" style:family="paragraph">
      <loext:graphic-properties draw:fill-color="#b4c7dc"/>
      <style:paragraph-properties fo:text-align="start"/>
      <style:text-properties fo:font-size="14pt" style:font-size-asian="13pt" style:font-size-complex="14pt"/>
    </style:style>
    <style:style style:name="P55" style:family="paragraph">
      <loext:graphic-properties draw:fill-color="#729fcf"/>
      <style:paragraph-properties fo:text-align="start"/>
      <style:text-properties fo:font-size="14pt" style:font-size-asian="13pt" style:font-size-complex="14pt"/>
    </style:style>
    <style:style style:name="P56" style:family="paragraph">
      <loext:graphic-properties draw:fill-color="#5983b0"/>
      <style:paragraph-properties fo:text-align="center"/>
      <style:text-properties fo:font-size="14pt" style:font-size-asian="13pt" style:font-size-complex="14pt"/>
    </style:style>
    <style:style style:name="P57" style:family="paragraph">
      <loext:graphic-properties draw:fill-color="#3465a4"/>
      <style:paragraph-properties fo:text-align="center"/>
      <style:text-properties fo:font-size="14pt" style:font-size-asian="13pt" style:font-size-complex="14pt"/>
    </style:style>
    <style:style style:name="P58" style:family="paragraph">
      <loext:graphic-properties draw:fill-color="#5983b0"/>
      <style:paragraph-properties fo:text-align="start"/>
      <style:text-properties fo:font-size="14pt" style:font-size-asian="13pt" style:font-size-complex="14pt"/>
    </style:style>
    <style:style style:name="P59" style:family="paragraph">
      <loext:graphic-properties draw:fill="none" draw:fill-color="#3465a4"/>
      <style:paragraph-properties fo:text-align="center"/>
      <style:text-properties fo:font-size="14pt" style:font-size-asian="13pt" style:font-size-complex="14pt"/>
    </style:style>
    <style:style style:name="T1" style:family="text">
      <style:text-properties fo:font-size="36pt" style:font-size-complex="18pt"/>
    </style:style>
    <style:style style:name="T2" style:family="text">
      <style:text-properties fo:font-size="16pt" style:font-size-complex="18pt"/>
    </style:style>
    <style:style style:name="T3" style:family="text">
      <style:text-properties style:font-name="Source Sans Pro Light2" fo:font-weight="250" style:font-name-asian="源ノ角ゴシック Light2" style:font-weight-asian="250"/>
    </style:style>
    <style:style style:name="T4" style:family="text">
      <style:text-properties fo:color="#000000" style:font-name="DejaVu Sans Light4" fo:font-size="18pt" fo:font-weight="150" style:font-size-complex="18pt"/>
    </style:style>
    <style:style style:name="T5" style:family="text">
      <style:text-properties style:font-name="DejaVu Sans Light4" fo:font-weight="150" style:font-size-asian="24pt" style:font-weight-asian="normal" style:font-size-complex="32pt"/>
    </style:style>
    <style:style style:name="T6" style:family="text">
      <style:text-properties style:font-name="DejaVu Sans Mono" fo:font-weight="normal" style:font-size-asian="24pt" style:font-weight-asian="normal" style:font-size-complex="32pt"/>
    </style:style>
    <style:style style:name="T7" style:family="text">
      <style:text-properties style:font-name="DejaVu Sans Light1" fo:font-weight="bold" style:font-size-asian="24pt" style:font-size-complex="32pt"/>
    </style:style>
    <style:style style:name="T8" style:family="text">
      <style:text-properties style:font-name="DejaVu Sans Light4" fo:font-weight="150" style:font-size-asian="24pt" style:font-size-complex="32pt"/>
    </style:style>
    <style:style style:name="T9" style:family="text">
      <style:text-properties style:font-name="DejaVu Sans Mono" fo:font-weight="normal" style:font-size-asian="24pt" style:font-size-complex="32pt"/>
    </style:style>
    <style:style style:name="T10" style:family="text">
      <style:text-properties style:font-name="DejaVu Sans Mono" fo:font-style="normal" fo:font-weight="normal" style:font-size-asian="24pt" style:font-size-complex="32pt"/>
    </style:style>
    <style:style style:name="T11" style:family="text">
      <style:text-properties style:font-name="DejaVu Sans Mono" fo:font-style="normal" fo:font-weight="normal"/>
    </style:style>
    <style:style style:name="T12" style:family="text">
      <style:text-properties style:font-name="DejaVu Sans Light4" fo:font-style="normal" fo:font-weight="150" style:font-size-asian="24pt" style:font-size-complex="32pt"/>
    </style:style>
    <style:style style:name="T13" style:family="text">
      <style:text-properties style:font-name="DejaVu Sans Light4" fo:font-weight="150"/>
    </style:style>
    <style:style style:name="T14" style:family="text">
      <style:text-properties style:text-position="super 58%" style:font-name="DejaVu Sans Light4" fo:font-weight="150" style:font-size-asian="24pt" style:font-size-complex="32pt"/>
    </style:style>
    <style:style style:name="T15" style:family="text">
      <style:text-properties style:font-name="DejaVu Sans Mono6" fo:font-weight="normal" style:font-weight-asian="normal" style:font-weight-complex="normal"/>
    </style:style>
    <style:style style:name="T16" style:family="text">
      <style:text-properties style:font-name="DejaVu Sans Mono6"/>
    </style:style>
    <style:style style:name="T17" style:family="text">
      <style:text-properties style:text-position="33% 58%"/>
    </style:style>
    <style:style style:name="T18" style:family="text">
      <style:text-properties style:text-position="0% 100%"/>
    </style:style>
    <style:style style:name="T19" style:family="text">
      <style:text-properties fo:color="#81d41a"/>
    </style:style>
    <style:style style:name="T20" style:family="text">
      <style:text-properties fo:color="#729fcf"/>
    </style:style>
    <style:style style:name="T21" style:family="text">
      <style:text-properties fo:color="#ed4c05"/>
    </style:style>
    <style:style style:name="T22" style:family="text">
      <style:text-properties style:font-name="DejaVu Sans Mono6" fo:font-weight="normal" style:font-name-asian="DejaVu Sans Mono6" style:font-size-asian="24pt" style:font-name-complex="DejaVu Sans Mono6" style:font-size-complex="32pt"/>
    </style:style>
    <style:style style:name="T23" style:family="text">
      <style:text-properties style:font-name="DejaVu Sans Mono" fo:font-weight="normal" style:font-name-asian="DejaVu Sans Mono6" style:font-size-asian="24pt" style:font-name-complex="DejaVu Sans Mono6" style:font-size-complex="32pt"/>
    </style:style>
    <style:style style:name="T24" style:family="text">
      <style:text-properties style:font-name="DejaVu Sans Light6" fo:font-weight="normal" style:font-weight-asian="normal" style:font-weight-complex="normal"/>
    </style:style>
    <style:style style:name="T25" style:family="text">
      <style:text-properties style:font-name="DejaVu Sans Mono" fo:font-weight="normal" style:font-size-asian="24pt" style:font-weight-asian="normal" style:font-size-complex="32pt" style:font-weight-complex="normal"/>
    </style:style>
    <style:style style:name="T26" style:family="text">
      <style:text-properties fo:font-size="14pt" style:font-size-asian="13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Introduction to x86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Ivan Sorok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mputer Model</text:p>
          </draw:text-box>
        </draw:frame>
        <draw:frame presentation:style-name="pr5" draw:text-style-name="P2" draw:layer="layout" svg:width="25.654cm" svg:height="12.492cm" svg:x="1.016cm" svg:y="4.78cm">
          <draw:text-box>
            <text:p>A real computer is a complicated piece of hardware with many intricate details. For teaching purposes we will leave out some unnecessary details. Initially we will discuss a simplified model suitable for teaching. Later we will refine our model to match real hardware more closely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mputer Model</text:p>
          </draw:text-box>
        </draw:frame>
        <draw:frame presentation:style-name="pr5" draw:text-style-name="P2" draw:layer="layout" svg:width="25.5cm" svg:height="13cm" svg:x="1cm" svg:y="5.5cm" presentation:class="subtitle">
          <draw:text-box>
            <text:p>In a (highly) simplified model a computer consists of two components a CPU and RAM</text:p>
          </draw:text-box>
        </draw:frame>
        <draw:custom-shape draw:style-name="gr2" draw:text-style-name="P4" draw:layer="layout" svg:width="5.716cm" svg:height="5.092cm" svg:x="4.343cm" svg:y="8.741cm">
          <text:p text:style-name="P4">CPU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16cm" svg:height="5.092cm" svg:x="17.059cm" svg:y="8.741cm">
          <text:p text:style-name="P4">RAM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059cm" svg:y1="11.43cm" svg:x2="17.059cm" svg:y2="11.43cm">
          <text:p/>
        </draw:line>
        <draw:custom-shape draw:style-name="gr4" draw:text-style-name="P6" draw:layer="layout" svg:width="2.286cm" svg:height="0.508cm" svg:x="12.446cm" svg:y="10.668cm">
          <text:p text:style-name="P4">read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86cm" svg:height="0.508cm" svg:x="12.446cm" svg:y="11.738cm">
          <text:p text:style-name="P4">wri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AM</text:p>
          </draw:text-box>
        </draw:frame>
        <draw:frame presentation:style-name="pr5" draw:text-style-name="P2" draw:layer="layout" svg:width="25.67cm" svg:height="2.374cm" svg:x="1cm" svg:y="5.5cm" presentation:class="subtitle" presentation:user-transformed="true">
          <draw:text-box>
            <text:p>RAM (Random Access Memory) is a numbered set of cells.</text:p>
            <text:p/>
            <text:p/>
          </draw:text-box>
        </draw:frame>
        <draw:custom-shape draw:style-name="gr5" draw:text-style-name="P8" draw:layer="layout" svg:width="2.448cm" svg:height="2.448cm" svg:x="5.334cm" svg:y="8.728cm">
          <text:p text:style-name="P7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5.334cm" svg:y="8.128cm">
          <text:p text:style-name="P9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2.794cm" svg:y="8.729cm">
          <text:p text:style-name="P7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.794cm" svg:y="8.129cm">
          <text:p text:style-name="P9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0.414cm" svg:y="8.728cm">
          <text:p text:style-name="P7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0.414cm" svg:y="8.128cm">
          <text:p text:style-name="P9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2.954cm" svg:y="8.728cm">
          <text:p text:style-name="P7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2.954cm" svg:y="8.128cm">
          <text:p text:style-name="P9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7.874cm" svg:y="8.728cm">
          <text:p text:style-name="P7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7.874cm" svg:y="8.128cm">
          <text:p text:style-name="P9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5.494cm" svg:y="8.728cm">
          <text:p text:style-name="P7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5.494cm" svg:y="8.128cm">
          <text:p text:style-name="P9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8.034cm" svg:y="8.729cm">
          <text:p text:style-name="P7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8.034cm" svg:y="8.129cm">
          <text:p text:style-name="P9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20.574cm" svg:y="8.728cm">
          <text:p text:style-name="P7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0.574cm" svg:y="8.128cm">
          <text:p text:style-name="P9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0.254cm" svg:y="8.728cm"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23.114cm" svg:y="8.728cm">
          <text:p text:style-name="P4">…</text:p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67cm" svg:height="2.374cm" svg:x="0.762cm" svg:y="11.684cm">
          <draw:text-box>
            <text:p>Numbered means that each cell has a number assigned to it.</text:p>
            <text:p/>
            <text:p>The total number of cells determines the amount of RAM. As of 2016 computers typically have 8GB-32GB of RAM installed.</text:p>
            <text:p/>
            <text:p/>
            <text:p/>
          </draw:text-box>
        </draw:frame>
        <draw:frame draw:style-name="gr8" draw:text-style-name="P12" draw:layer="layout" svg:width="10.668cm" svg:height="4.571cm" svg:x="14.478cm" svg:y="16.764cm">
          <draw:text-box>
            <text:p>(TODO) In our model we will assume that cells are number from 0 to N. This is not the case in real world, where valid ranges can be non-contino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AM</text:p>
          </draw:text-box>
        </draw:frame>
        <draw:frame presentation:style-name="pr8" draw:text-style-name="P14" draw:layer="layout" svg:width="25.5cm" svg:height="10.118cm" svg:x="1cm" svg:y="8.382cm" presentation:class="outline" presentation:user-transformed="true">
          <draw:text-box>
            <text:p text:style-name="P13"><text:span text:style-name="T3">RAM supports two operations: read and write.</text:span></text:p>
            <text:list text:style-name="L1">
              <text:list-item>
                <text:p text:style-name="P13"><text:span text:style-name="T3">write, given a cell index and a value, changes the content of the </text:span><text:span text:style-name="T3">specified cell to the specified value. Cell retain its content till the </text:span><text:span text:style-name="T3">next write to the same cell</text:span></text:p>
              </text:list-item>
              <text:list-item>
                <text:p text:style-name="P13"><text:span text:style-name="T3">read, given a cell index, retrieves the content of the specified cell</text:span></text:p>
              </text:list-item>
            </text:list>
            <text:p text:style-name="P13"><text:span text:style-name="T3">The index of a cell is called an address.</text:span></text:p>
            <text:p text:style-name="P13"><text:span text:style-name="T3">A cell can be modified only as a whole e.g. individual bits in a cell </text:span><text:span text:style-name="T3">can not be modified independently.</text:span></text:p>
          </draw:text-box>
        </draw:frame>
        <draw:custom-shape draw:style-name="gr5" draw:text-style-name="P8" draw:layer="layout" svg:width="2.448cm" svg:height="2.448cm" svg:x="5.334cm" svg:y="5.429cm">
          <text:p text:style-name="P7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5.334cm" svg:y="4.829cm">
          <text:p text:style-name="P9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2.794cm" svg:y="5.43cm">
          <text:p text:style-name="P7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.794cm" svg:y="4.83cm">
          <text:p text:style-name="P9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0.414cm" svg:y="5.429cm">
          <text:p text:style-name="P7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0.414cm" svg:y="4.829cm">
          <text:p text:style-name="P9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2.954cm" svg:y="5.429cm">
          <text:p text:style-name="P7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2.954cm" svg:y="4.829cm">
          <text:p text:style-name="P9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7.874cm" svg:y="5.429cm">
          <text:p text:style-name="P7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7.874cm" svg:y="4.829cm">
          <text:p text:style-name="P9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5.494cm" svg:y="5.429cm">
          <text:p text:style-name="P7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5.494cm" svg:y="4.829cm">
          <text:p text:style-name="P9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8.034cm" svg:y="5.43cm">
          <text:p text:style-name="P7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8.034cm" svg:y="4.83cm">
          <text:p text:style-name="P9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20.574cm" svg:y="5.429cm">
          <text:p text:style-name="P7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0.574cm" svg:y="4.829cm">
          <text:p text:style-name="P9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23.114cm" svg:y="5.429cm"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0.254cm" svg:y="5.428cm">
          <text:p text:style-name="P4">…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AM</text:p>
          </draw:text-box>
        </draw:frame>
        <draw:frame presentation:style-name="pr5" draw:text-style-name="P2" draw:layer="layout" svg:width="25.5cm" svg:height="13cm" svg:x="1cm" svg:y="5.5cm">
          <draw:text-box>
            <text:p>In our model we will assume cell size to be 1 byte.</text:p>
            <text:p/>
            <text:p>(sidenote) In the real world, data between a CPU and RAM is never transfered in bytes, as the overhead of transfering individual bytes gets prohibitely large. Modern RAM has a single addressable unit 64 bytes long which is of the same size as a cache line of modern CPUs. As the CPU maintains an illusion that memory can be byte-addressable we will ignore this detail for now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PU</text:p>
          </draw:text-box>
        </draw:frame>
        <draw:frame presentation:style-name="pr5" draw:text-style-name="P2" draw:layer="layout" svg:width="25.5cm" svg:height="13cm" svg:x="1cm" svg:y="5.5cm">
          <draw:text-box>
            <text:p>A CPU executes programs.</text:p>
            <text:p/>
            <text:p>A CPU keeps an internal number called register IP (instruction pointer). This register holds the address of the next instruction to be executed. On each step it reads a byte at address IP and possibly several following bytes. Each sequence of bytes is called an instruction and has a meaning assigned. CPU executes the instruction then add the length of the command to the register IP so the next instruction will be executed on the next step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PU</text:p>
          </draw:text-box>
        </draw:frame>
        <draw:custom-shape draw:style-name="gr5" draw:text-style-name="P8" draw:layer="layout" svg:width="2.448cm" svg:height="2.448cm" svg:x="5.68cm" svg:y="6.175cm">
          <text:p text:style-name="P7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5.68cm" svg:y="5.575cm">
          <text:p text:style-name="P9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3.14cm" svg:y="6.176cm">
          <text:p text:style-name="P7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3.14cm" svg:y="5.576cm">
          <text:p text:style-name="P9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48cm" svg:height="2.448cm" svg:x="10.76cm" svg:y="6.175cm">
          <text:p text:style-name="P7"><text:span text:style-name="T1">8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0.76cm" svg:y="5.575cm">
          <text:p text:style-name="P9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48cm" svg:height="2.448cm" svg:x="13.3cm" svg:y="6.175cm">
          <text:p text:style-name="P7"><text:span text:style-name="T1">D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3.3cm" svg:y="5.575cm">
          <text:p text:style-name="P9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8.22cm" svg:y="6.175cm">
          <text:p text:style-name="P7"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8.22cm" svg:y="5.575cm">
          <text:p text:style-name="P9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5.84cm" svg:y="6.175cm">
          <text:p text:style-name="P7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5.84cm" svg:y="5.575cm">
          <text:p text:style-name="P9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8.38cm" svg:y="6.176cm">
          <text:p text:style-name="P7"><text:span text:style-name="T1">75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8.38cm" svg:y="5.576cm">
          <text:p text:style-name="P9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20.92cm" svg:y="6.175cm">
          <text:p text:style-name="P7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0.92cm" svg:y="5.575cm">
          <text:p text:style-name="P9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23.46cm" svg:y="6.188cm">
          <text:p text:style-name="P4">…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084cm" svg:height="1.115cm" svg:x="1.362cm" svg:y="4.572cm">
          <draw:text-box>
            <text:p>Step #1</text:p>
          </draw:text-box>
        </draw:frame>
        <draw:frame draw:style-name="gr11" draw:text-style-name="P12" draw:layer="layout" svg:width="7.62cm" svg:height="1.115cm" svg:x="6.188cm" svg:y="4.572cm">
          <draw:text-box>
            <text:p>IP=137</text:p>
          </draw:text-box>
        </draw:frame>
        <draw:custom-shape draw:style-name="gr5" draw:text-style-name="P8" draw:layer="layout" svg:width="2.448cm" svg:height="2.448cm" svg:x="5.626cm" svg:y="10.493cm">
          <text:p text:style-name="P7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5.626cm" svg:y="9.893cm">
          <text:p text:style-name="P9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3.086cm" svg:y="10.494cm">
          <text:p text:style-name="P7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3.086cm" svg:y="9.894cm">
          <text:p text:style-name="P9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0.706cm" svg:y="10.493cm">
          <text:p text:style-name="P7"><text:span text:style-name="T1">8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0.706cm" svg:y="9.893cm">
          <text:p text:style-name="P9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3.246cm" svg:y="10.493cm">
          <text:p text:style-name="P7"><text:span text:style-name="T1">D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3.246cm" svg:y="9.893cm">
          <text:p text:style-name="P9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8.166cm" svg:y="10.493cm">
          <text:p text:style-name="P7"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8.166cm" svg:y="9.893cm">
          <text:p text:style-name="P9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48cm" svg:height="2.448cm" svg:x="15.786cm" svg:y="10.493cm">
          <text:p text:style-name="P7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5.786cm" svg:y="9.893cm">
          <text:p text:style-name="P9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8.326cm" svg:y="10.494cm">
          <text:p text:style-name="P7"><text:span text:style-name="T1">75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8.326cm" svg:y="9.894cm">
          <text:p text:style-name="P9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20.866cm" svg:y="10.493cm">
          <text:p text:style-name="P7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0.866cm" svg:y="9.893cm">
          <text:p text:style-name="P9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23.406cm" svg:y="10.506cm">
          <text:p text:style-name="P4">…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084cm" svg:height="1.115cm" svg:x="1.308cm" svg:y="8.89cm">
          <draw:text-box>
            <text:p>Step #2</text:p>
          </draw:text-box>
        </draw:frame>
        <draw:frame draw:style-name="gr11" draw:text-style-name="P12" draw:layer="layout" svg:width="7.62cm" svg:height="1.115cm" svg:x="6.134cm" svg:y="8.89cm">
          <draw:text-box>
            <text:p>IP=139</text:p>
          </draw:text-box>
        </draw:frame>
        <draw:custom-shape draw:style-name="gr7" draw:text-style-name="P11" draw:layer="layout" svg:width="2.448cm" svg:height="2.448cm" svg:x="0.6cm" svg:y="6.176cm"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0.6cm" svg:y="10.494cm"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5.788cm" svg:y="14.811cm">
          <text:p text:style-name="P7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5.788cm" svg:y="14.211cm">
          <text:p text:style-name="P9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3.248cm" svg:y="14.812cm">
          <text:p text:style-name="P7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3.248cm" svg:y="14.212cm">
          <text:p text:style-name="P9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0.868cm" svg:y="14.811cm">
          <text:p text:style-name="P7"><text:span text:style-name="T1">8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0.868cm" svg:y="14.211cm">
          <text:p text:style-name="P9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3.408cm" svg:y="14.811cm">
          <text:p text:style-name="P7"><text:span text:style-name="T1">D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3.408cm" svg:y="14.211cm">
          <text:p text:style-name="P9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8.328cm" svg:y="14.811cm">
          <text:p text:style-name="P7"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8.328cm" svg:y="14.211cm">
          <text:p text:style-name="P9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48cm" svg:height="2.448cm" svg:x="15.948cm" svg:y="14.811cm">
          <text:p text:style-name="P7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5.948cm" svg:y="14.211cm">
          <text:p text:style-name="P9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48cm" svg:height="2.448cm" svg:x="18.488cm" svg:y="14.812cm">
          <text:p text:style-name="P7"><text:span text:style-name="T1">75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18.488cm" svg:y="14.212cm">
          <text:p text:style-name="P9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48cm" svg:height="2.448cm" svg:x="21.028cm" svg:y="14.811cm">
          <text:p text:style-name="P7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6cm" svg:x="21.028cm" svg:y="14.211cm">
          <text:p text:style-name="P9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448cm" svg:height="2.448cm" svg:x="23.568cm" svg:y="14.824cm">
          <text:p text:style-name="P4">…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084cm" svg:height="1.115cm" svg:x="1.47cm" svg:y="13.208cm">
          <draw:text-box>
            <text:p>Step #3</text:p>
          </draw:text-box>
        </draw:frame>
        <draw:frame draw:style-name="gr11" draw:text-style-name="P12" draw:layer="layout" svg:width="7.62cm" svg:height="1.115cm" svg:x="6.296cm" svg:y="13.208cm">
          <draw:text-box>
            <text:p>IP=140</text:p>
          </draw:text-box>
        </draw:frame>
        <draw:custom-shape draw:style-name="gr7" draw:text-style-name="P11" draw:layer="layout" svg:width="2.448cm" svg:height="2.448cm" svg:x="0.762cm" svg:y="14.812cm">
          <text:p text:style-name="P4">…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6.162cm" svg:height="1.726cm" svg:x="0.762cm" svg:y="17.324cm">
          <draw:text-box>
            <text:p><text:span text:style-name="T4">Thi</text:span><text:span text:style-name="T4">s </text:span><text:span text:style-name="T4">pro</text:span><text:span text:style-name="T4">ce</text:span><text:span text:style-name="T4">ss </text:span><text:span text:style-name="T4">rep</text:span><text:span text:style-name="T4">eat</text:span><text:span text:style-name="T4">s </text:span><text:span text:style-name="T4">bill</text:span><text:span text:style-name="T4">ion</text:span><text:span text:style-name="T4">s </text:span><text:span text:style-name="T4">tim</text:span><text:span text:style-name="T4">es </text:span><text:span text:style-name="T4">a </text:span><text:span text:style-name="T4">se</text:span><text:span text:style-name="T4">co</text:span><text:span text:style-name="T4">nd. </text:span><text:span text:style-name="T4">Mo</text:span><text:span text:style-name="T4">der</text:span><text:span text:style-name="T4">n </text:span><text:span text:style-name="T4">CP</text:span><text:span text:style-name="T4">Us </text:span><text:span text:style-name="T4">are </text:span><text:span text:style-name="T4">abl</text:span><text:span text:style-name="T4">e </text:span><text:span text:style-name="T4">to </text:span><text:span text:style-name="T4">ex</text:span><text:span text:style-name="T4">ec</text:span><text:span text:style-name="T4">ute </text:span><text:span text:style-name="T4">up </text:span><text:span text:style-name="T4">to </text:span><text:span text:style-name="T4">12 </text:span><text:span text:style-name="T4">bill</text:span><text:span text:style-name="T4">ion </text:span><text:span text:style-name="T4">ins</text:span><text:span text:style-name="T4">tru</text:span><text:span text:style-name="T4">cti</text:span><text:span text:style-name="T4">on</text:span><text:span text:style-name="T4">s a </text:span><text:span text:style-name="T4">se</text:span><text:span text:style-name="T4">co</text:span><text:span text:style-name="T4">n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PU</text:p>
          </draw:text-box>
        </draw:frame>
        <draw:frame presentation:style-name="pr5" draw:text-style-name="P2" draw:layer="layout" svg:width="25.5cm" svg:height="13cm" svg:x="1cm" svg:y="5.5cm">
          <draw:text-box>
            <text:p><text:span text:style-name="T5">Fo</text:span><text:span text:style-name="T5">r </text:span><text:span text:style-name="T5">co</text:span><text:span text:style-name="T5">n</text:span><text:span text:style-name="T5">v</text:span><text:span text:style-name="T5">e</text:span><text:span text:style-name="T5">ni</text:span><text:span text:style-name="T5">e</text:span><text:span text:style-name="T5">n</text:span><text:span text:style-name="T5">c</text:span><text:span text:style-name="T5">e </text:span><text:span text:style-name="T5">in</text:span><text:span text:style-name="T5">st</text:span><text:span text:style-name="T5">ru</text:span><text:span text:style-name="T5">ct</text:span><text:span text:style-name="T5">io</text:span><text:span text:style-name="T5">ns </text:span><text:span text:style-name="T5">ar</text:span><text:span text:style-name="T5">e </text:span><text:span text:style-name="T5">ty</text:span><text:span text:style-name="T5">pi</text:span><text:span text:style-name="T5">ca</text:span><text:span text:style-name="T5">ll</text:span><text:span text:style-name="T5">y </text:span><text:span text:style-name="T5">w</text:span><text:span text:style-name="T5">rit</text:span><text:span text:style-name="T5">te</text:span><text:span text:style-name="T5">n </text:span><text:span text:style-name="T5">n</text:span><text:span text:style-name="T5">ot </text:span><text:span text:style-name="T5">in </text:span><text:span text:style-name="T5">th</text:span><text:span text:style-name="T5">ei</text:span><text:span text:style-name="T5">r </text:span><text:span text:style-name="T5">m</text:span><text:span text:style-name="T5">e</text:span><text:span text:style-name="T5">m</text:span><text:span text:style-name="T5">or</text:span><text:span text:style-name="T5">y </text:span><text:span text:style-name="T5">e</text:span><text:span text:style-name="T5">n</text:span><text:span text:style-name="T5">co</text:span><text:span text:style-name="T5">di</text:span><text:span text:style-name="T5">n</text:span><text:span text:style-name="T5">g, </text:span><text:span text:style-name="T5">b</text:span><text:span text:style-name="T5">ut </text:span><text:span text:style-name="T5">us</text:span><text:span text:style-name="T5">in</text:span><text:span text:style-name="T5">g </text:span><text:span text:style-name="T5">a </text:span><text:span text:style-name="T5">h</text:span><text:span text:style-name="T5">u</text:span><text:span text:style-name="T5">m</text:span><text:span text:style-name="T5">a</text:span><text:span text:style-name="T5">n-</text:span><text:span text:style-name="T5">re</text:span><text:span text:style-name="T5">a</text:span><text:span text:style-name="T5">d</text:span><text:span text:style-name="T5">a</text:span><text:span text:style-name="T5">bl</text:span><text:span text:style-name="T5">e </text:span><text:span text:style-name="T5">m</text:span><text:span text:style-name="T5">n</text:span><text:span text:style-name="T5">e</text:span><text:span text:style-name="T5">m</text:span><text:span text:style-name="T5">o</text:span><text:span text:style-name="T5">ni</text:span><text:span text:style-name="T5">cs</text:span><text:span text:style-name="T5">. </text:span><text:span text:style-name="T5">E.</text:span><text:span text:style-name="T5">g.</text:span></text:p>
            <text:p/>
            <text:p><text:span text:style-name="T6">8</text:span><text:span text:style-name="T6">9 </text:span><text:span text:style-name="T6">C</text:span><text:span text:style-name="T6">2 </text:span><text:span text:style-name="T6"><text:s text:c="2"/></text:span><text:span text:style-name="T6"><text:s text:c="2"/></text:span><text:span text:style-name="T6"><text:s text:c="2"/></text:span><text:span text:style-name="T6">m</text:span><text:span text:style-name="T6">o</text:span><text:span text:style-name="T6">v </text:span><text:span text:style-name="T6">d</text:span><text:span text:style-name="T6">x</text:span><text:span text:style-name="T6">,</text:span><text:span text:style-name="T6">a</text:span><text:span text:style-name="T6">x</text:span></text:p>
            <text:p><text:span text:style-name="T6">0</text:span><text:span text:style-name="T6">1 </text:span><text:span text:style-name="T6">D</text:span><text:span text:style-name="T6">8 </text:span><text:span text:style-name="T6"><text:s text:c="2"/></text:span><text:span text:style-name="T6"><text:s text:c="2"/></text:span><text:span text:style-name="T6"><text:s text:c="2"/></text:span><text:span text:style-name="T6">a</text:span><text:span text:style-name="T6">d</text:span><text:span text:style-name="T6">d </text:span><text:span text:style-name="T6">a</text:span><text:span text:style-name="T6">x</text:span><text:span text:style-name="T6">,</text:span><text:span text:style-name="T6">b</text:span><text:span text:style-name="T6">x</text:span></text:p>
            <text:p><text:span text:style-name="T6">8</text:span><text:span text:style-name="T6">9 </text:span><text:span text:style-name="T6">D</text:span><text:span text:style-name="T6">3 </text:span><text:span text:style-name="T6"><text:s text:c="2"/></text:span><text:span text:style-name="T6"><text:s text:c="2"/></text:span><text:span text:style-name="T6"><text:s text:c="2"/></text:span><text:span text:style-name="T6">m</text:span><text:span text:style-name="T6">o</text:span><text:span text:style-name="T6">v </text:span><text:span text:style-name="T6">b</text:span><text:span text:style-name="T6">x</text:span><text:span text:style-name="T6">,</text:span><text:span text:style-name="T6">d</text:span><text:span text:style-name="T6">x</text:span></text:p>
            <text:p><text:span text:style-name="T6">4</text:span><text:span text:style-name="T6">9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d</text:span><text:span text:style-name="T6">e</text:span><text:span text:style-name="T6">c </text:span><text:span text:style-name="T6">c</text:span><text:span text:style-name="T6">x</text:span></text:p>
            <text:p><text:span text:style-name="T6">7</text:span><text:span text:style-name="T6">5 </text:span><text:span text:style-name="T6">F</text:span><text:span text:style-name="T6">7 </text:span><text:span text:style-name="T6"><text:s text:c="2"/></text:span><text:span text:style-name="T6"><text:s text:c="2"/></text:span><text:span text:style-name="T6"><text:s text:c="2"/></text:span><text:span text:style-name="T6">j</text:span><text:span text:style-name="T6">n</text:span><text:span text:style-name="T6">z </text:span><text:span text:style-name="T6">m</text:span><text:span text:style-name="T6">y</text:span><text:span text:style-name="T6">l</text:span><text:span text:style-name="T6">a</text:span><text:span text:style-name="T6">b</text:span><text:span text:style-name="T6">e</text:span><text:span text:style-name="T6">l</text:span></text:p>
            <text:p><text:span text:style-name="T6"/></text:p>
            <text:p><text:span text:style-name="T5">T</text:span><text:span text:style-name="T5">h</text:span><text:span text:style-name="T5">e </text:span><text:span text:style-name="T5">la</text:span><text:span text:style-name="T5">n</text:span><text:span text:style-name="T5">g</text:span><text:span text:style-name="T5">u</text:span><text:span text:style-name="T5">a</text:span><text:span text:style-name="T5">g</text:span><text:span text:style-name="T5">e </text:span><text:span text:style-name="T5">of </text:span><text:span text:style-name="T5">th</text:span><text:span text:style-name="T5">es</text:span><text:span text:style-name="T5">e </text:span><text:span text:style-name="T5">m</text:span><text:span text:style-name="T5">n</text:span><text:span text:style-name="T5">e</text:span><text:span text:style-name="T5">m</text:span><text:span text:style-name="T5">o</text:span><text:span text:style-name="T5">ni</text:span><text:span text:style-name="T5">cs </text:span><text:span text:style-name="T5">is </text:span><text:span text:style-name="T5">ca</text:span><text:span text:style-name="T5">ll</text:span><text:span text:style-name="T5">e</text:span><text:span text:style-name="T5">d </text:span><text:span text:style-name="T5">A</text:span><text:span text:style-name="T5">ss</text:span><text:span text:style-name="T5">e</text:span><text:span text:style-name="T5">m</text:span><text:span text:style-name="T5">bl</text:span><text:span text:style-name="T5">y </text:span><text:span text:style-name="T5">La</text:span><text:span text:style-name="T5">n</text:span><text:span text:style-name="T5">g</text:span><text:span text:style-name="T5">u</text:span><text:span text:style-name="T5">a</text:span><text:span text:style-name="T5">g</text:span><text:span text:style-name="T5">e.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PU</text:p>
          </draw:text-box>
        </draw:frame>
        <draw:frame presentation:style-name="pr9" draw:text-style-name="P1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n addition to register IP, x86 CPU has 8 so-called GPRs </text:span><text:span text:style-name="T7">(general purpose registers). Their names are:</text:span></text:p>
              </text:list-item>
              <text:list-item>
                <text:p><text:span text:style-name="T7">AX, CX, DX, BX, SP, BP, SI, DI</text:span></text:p>
              </text:list-item>
              <text:list-item>
                <text:p><text:span text:style-name="T7">These registers are 16-bit wide.</text:span></text:p>
              </text:list-item>
              <text:list-item>
                <text:p><text:span text:style-name="T7"/></text:p>
              </text:list-item>
              <text:list-item>
                <text:p><text:span text:style-name="T7">A register is a (very fast) memory cell located in a </text:span><text:span text:style-name="T7">CPU. Most arithmetic operations operate on GPRs. </text:span><text:span text:style-name="T7">GPRs are commonly used to keep intermediate results </text:span><text:span text:style-name="T7">of computation.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8" draw:layer="layout" svg:width="25.5cm" svg:height="13.928cm" svg:x="1cm" svg:y="4.572cm" presentation:class="outline" presentation:user-transformed="true">
          <draw:text-box>
            <text:list text:style-name="L3">
              <text:list-item>
                <text:p><text:span text:style-name="T8">The simplest and one of the most commonly used </text:span><text:span text:style-name="T8">insturuction on x86 is MOV. MOV has two arguments </text:span><text:span text:style-name="T8">source and destination. It copies the value from source </text:span><text:span text:style-name="T8">to destination. Destination can be a register and </text:span><text:span text:style-name="T8">source can be another register or an immediate value.</text:span></text:p>
              </text:list-item>
              <text:list-item>
                <text:p><text:span text:style-name="T9"><text:s text:c="14"/></text:span><text:span text:style-name="T9">MOV <text:s text:c="4"/>dst, src <text:s text:c="4"/>; dst = </text:span><text:span text:style-name="T9">src</text:span></text:p>
              </text:list-item>
              <text:list-item>
                <text:p><text:span text:style-name="T9">B8 05 00 <text:s text:c="5"/>MOV <text:s text:c="4"/>AX, 5 <text:s text:c="7"/>; AX = 5</text:span></text:p>
              </text:list-item>
              <text:list-item>
                <text:p><text:span text:style-name="T9">B9 0A 00 <text:s text:c="5"/>MOV <text:s text:c="4"/>CX, 10 <text:s text:c="6"/>; CX = 10</text:span></text:p>
              </text:list-item>
              <text:list-item>
                <text:p><text:span text:style-name="T9">89 C8 <text:s text:c="8"/>MOV <text:s text:c="4"/>AX, CX <text:s text:c="6"/>; AX = CX</text:span></text:p>
              </text:list-item>
              <text:list-item>
                <text:p><text:span text:style-name="T9">89 D0 <text:s text:c="8"/>MOV <text:s text:c="4"/>AX, DX <text:s text:c="6"/>; AX = DX</text:span></text:p>
              </text:list-item>
              <text:list-item>
                <text:p><text:span text:style-name="T9">89 CA <text:s text:c="8"/>MOV <text:s text:c="4"/>DX, CX <text:s text:c="6"/>; DX = C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8">MOV can be used to move values to/from memory. </text:span><text:span text:style-name="T8">Brackets are used to refer to memory location.</text:span></text:p>
              </text:list-item>
              <text:list-item>
                <text:p><text:span text:style-name="T9">; read 10th memory cell to register AX</text:span></text:p>
              </text:list-item>
              <text:list-item>
                <text:p><text:span text:style-name="T9">A1 0A 00 <text:s text:c="3"/>MOV AX, [10]</text:span></text:p>
              </text:list-item>
              <text:list-item>
                <text:p><text:span text:style-name="T9">; read the memory cell with index BX to AX</text:span></text:p>
              </text:list-item>
              <text:list-item>
                <text:p><text:span text:style-name="T9">8B 07 <text:s text:c="6"/>MOV AX, [BX]</text:span></text:p>
              </text:list-item>
              <text:list-item>
                <text:p><text:span text:style-name="T9">; write AX to the memory cell with index BX</text:span></text:p>
              </text:list-item>
              <text:list-item>
                <text:p><text:span text:style-name="T9">89 07 <text:s text:c="6"/>MOV [BX], 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s 16-bit</text:p>
          </draw:text-box>
        </draw:frame>
        <draw:line draw:style-name="gr13" draw:text-style-name="P19" draw:layer="layout" svg:x1="13.462cm" svg:y1="14.324cm" svg:x2="13.462cm" svg:y2="17.018cm">
          <text:p/>
        </draw:line>
        <draw:line draw:style-name="gr13" draw:text-style-name="P19" draw:layer="layout" svg:x1="11.176cm" svg:y1="14.324cm" svg:x2="11.176cm" svg:y2="15.71cm">
          <text:p/>
        </draw:line>
        <draw:line draw:style-name="gr13" draw:text-style-name="P19" draw:layer="layout" svg:x1="8.89cm" svg:y1="14.324cm" svg:x2="8.89cm" svg:y2="17.018cm">
          <text:p/>
        </draw:line>
        <draw:line draw:style-name="gr14" draw:text-style-name="P19" draw:layer="layout" svg:x1="11.176cm" svg:y1="15.71cm" svg:x2="13.462cm" svg:y2="15.71cm">
          <text:p/>
        </draw:line>
        <draw:line draw:style-name="gr14" draw:text-style-name="P19" draw:layer="layout" svg:x1="8.89cm" svg:y1="15.71cm" svg:x2="11.176cm" svg:y2="15.71cm">
          <text:p/>
        </draw:line>
        <draw:line draw:style-name="gr14" draw:text-style-name="P19" draw:layer="layout" svg:x1="8.89cm" svg:y1="17.018cm" svg:x2="13.462cm" svg:y2="17.018cm">
          <text:p/>
        </draw:line>
        <draw:custom-shape draw:style-name="gr15" draw:text-style-name="P21" draw:layer="layout" svg:width="2.286cm" svg:height="0.762cm" svg:x="8.89cm" svg:y="15.964cm">
          <text:p text:style-name="P20">8 bit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.286cm" svg:height="0.762cm" svg:x="11.176cm" svg:y="15.964cm">
          <text:p text:style-name="P20">8 bit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572cm" svg:height="0.762cm" svg:x="8.89cm" svg:y="17.272cm">
          <text:p text:style-name="P20">16 bit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4.572cm" svg:height="2.286cm" svg:x="14.478cm" svg:y="4.672cm">
          <text:p text:style-name="P20">SP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4.572cm" svg:height="2.286cm" svg:x="14.478cm" svg:y="7.212cm">
          <text:p text:style-name="P20">BP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4.572cm" svg:height="2.286cm" svg:x="14.478cm" svg:y="12.292cm">
          <text:p text:style-name="P20">DI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4.572cm" svg:height="2.286cm" svg:x="14.478cm" svg:y="9.752cm">
          <text:p text:style-name="P20">SI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4.572cm" svg:height="2.286cm" svg:x="8.89cm" svg:y="4.672cm">
          <text:p text:style-name="P20">AX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11.176cm" svg:y="5.688cm">
          <text:p text:style-name="P20">AL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8.89cm" svg:y="5.688cm">
          <text:p text:style-name="P20">AH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4.572cm" svg:height="2.286cm" svg:x="8.89cm" svg:y="7.212cm">
          <text:p text:style-name="P20">BX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11.176cm" svg:y="8.228cm">
          <text:p text:style-name="P20">BL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8.89cm" svg:y="8.228cm">
          <text:p text:style-name="P20">BH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4.572cm" svg:height="2.286cm" svg:x="8.89cm" svg:y="12.292cm">
          <text:p text:style-name="P20">DX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11.176cm" svg:y="13.308cm">
          <text:p text:style-name="P20">DL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8.89cm" svg:y="13.308cm">
          <text:p text:style-name="P20">DH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4.572cm" svg:height="2.286cm" svg:x="8.89cm" svg:y="9.752cm">
          <text:p text:style-name="P20">CX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11.176cm" svg:y="10.768cm">
          <text:p text:style-name="P20">CL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8.89cm" svg:y="10.768cm">
          <text:p text:style-name="P20">CH</text:p>
          <draw:enhanced-geometry svg:viewBox="0 0 21600 21600" draw:type="rectangle" draw:enhanced-path="M 0 0 L 21600 0 21600 21600 0 21600 0 0 Z N"/>
        </draw:custom-shape>
        <draw:line draw:style-name="gr13" draw:text-style-name="P19" draw:layer="layout" svg:x1="19.05cm" svg:y1="14.324cm" svg:x2="19.05cm" svg:y2="15.848cm">
          <text:p/>
        </draw:line>
        <draw:line draw:style-name="gr13" draw:text-style-name="P19" draw:layer="layout" svg:x1="14.478cm" svg:y1="14.324cm" svg:x2="14.478cm" svg:y2="15.848cm">
          <text:p/>
        </draw:line>
        <draw:line draw:style-name="gr14" draw:text-style-name="P19" draw:layer="layout" svg:x1="14.478cm" svg:y1="15.848cm" svg:x2="19.05cm" svg:y2="15.848cm">
          <text:p/>
        </draw:line>
        <draw:custom-shape draw:style-name="gr16" draw:text-style-name="P21" draw:layer="layout" svg:width="4.572cm" svg:height="0.762cm" svg:x="14.478cm" svg:y="16.102cm">
          <text:p text:style-name="P20">16 bit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8">Not all combinations of sources and distinations are </text:span><text:span text:style-name="T8">allowed. For example a single MOV instruction can not </text:span><text:span text:style-name="T8">move data from memory to memory.</text:span></text:p>
              </text:list-item>
              <text:list-item>
                <text:p><text:span text:style-name="T10">$ cat 1.asm</text:span></text:p>
              </text:list-item>
              <text:list-item>
                <text:p><text:span text:style-name="T10">mov [ax], [bx]</text:span></text:p>
              </text:list-item>
              <text:list-item>
                <text:p><text:span text:style-name="T10">$ nasm 1.asm </text:span></text:p>
              </text:list-item>
              <text:list-item>
                <text:p><text:span text:style-name="T10">1.asm:1: error: invalid combination of opcode </text:span><text:span text:style-name="T10">and operands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A set of valid combinations of sources and destinations </text:span><text:span text:style-name="T8">was expanding over time. On modern CPUs it includes:</text:span></text:p>
              </text:list-item>
              <text:list-item>
                <text:p><text:span text:style-name="T9">MOV reg, reg</text:span></text:p>
              </text:list-item>
              <text:list-item>
                <text:p><text:span text:style-name="T9">MOV reg, imm</text:span></text:p>
              </text:list-item>
              <text:list-item>
                <text:p><text:span text:style-name="T9">MOV reg, [imm]</text:span></text:p>
              </text:list-item>
              <text:list-item>
                <text:p><text:span text:style-name="T9">MOV reg, [reg]</text:span></text:p>
              </text:list-item>
              <text:list-item>
                <text:p><text:span text:style-name="T9">MOV [reg], reg</text:span></text:p>
              </text:list-item>
              <text:list-item>
                <text:p><text:span text:style-name="T9">MOV [reg], imm</text:span></text:p>
              </text:list-item>
              <text:list-item>
                <text:p><text:span text:style-name="T9">MOV [imm], reg</text:span></text:p>
              </text:list-item>
              <text:list-item>
                <text:p><text:span text:style-name="T9">MOV [imm], imm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sic Arithmetic Instructions</text:p>
          </draw:text-box>
        </draw:frame>
        <draw:frame presentation:style-name="pr9" draw:text-style-name="P18" draw:layer="layout" svg:width="25.5cm" svg:height="14.496cm" svg:x="1cm" svg:y="5.1cm" presentation:class="outline" presentation:user-transformed="true">
          <draw:text-box>
            <text:list text:style-name="L3">
              <text:list-item>
                <text:p><text:span text:style-name="T8">A set of basic arithmetic instructions includes </text:span><text:span text:style-name="T8">instructions: ADD, SUB, AND, OR, XOR</text:span></text:p>
              </text:list-item>
              <text:list-item>
                <text:p><text:span text:style-name="T9">; ADD writes to the destination the sum of </text:span><text:span text:style-name="T9">the</text:span></text:p>
              </text:list-item>
              <text:list-item>
                <text:p><text:span text:style-name="T9">; source and the destination</text:span></text:p>
              </text:list-item>
              <text:list-item>
                <text:p><text:span text:style-name="T9">01 C8 <text:s text:c="8"/>ADD AX, CX <text:s text:c="5"/>; AX = AX + CX</text:span></text:p>
              </text:list-item>
              <text:list-item>
                <text:p><text:span text:style-name="T9">; SUB writes the difference, ditto AND, OR, </text:span><text:span text:style-name="T9">XOR</text:span></text:p>
              </text:list-item>
              <text:list-item>
                <text:p><text:span text:style-name="T9">29 C8 <text:s text:c="8"/>SUB AX, CX <text:s text:c="5"/>; AX = AX - CX</text:span></text:p>
              </text:list-item>
              <text:list-item>
                <text:p><text:span text:style-name="T9">21 C8 <text:s text:c="8"/>AND AX, CX <text:s text:c="5"/>; AX = AX &amp; CX</text:span></text:p>
              </text:list-item>
              <text:list-item>
                <text:p><text:span text:style-name="T9">09 C8 <text:s text:c="8"/>OR <text:s/>AX, CX <text:s text:c="5"/>; AX = AX | CX</text:span></text:p>
              </text:list-item>
              <text:list-item>
                <text:p><text:span text:style-name="T9">31 C8 <text:s text:c="8"/>XOR AX, CX <text:s text:c="5"/>; AX = AX ^ CX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asic Arithmetic Instructions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ADD, SUB, AND, OR, XOR supports the same </text:span><text:span text:style-name="T8">source/destination combinations as MOV:</text:span></text:p>
              </text:list-item>
              <text:list-item>
                <text:p><text:span text:style-name="T8"/></text:p>
              </text:list-item>
              <text:list-item>
                <text:p><text:span text:style-name="T9">21 D8 <text:s text:c="9"/>AND AX, BX</text:span></text:p>
              </text:list-item>
              <text:list-item>
                <text:p><text:span text:style-name="T9">83 E0 05 <text:s text:c="6"/>AND AX, 5</text:span></text:p>
              </text:list-item>
              <text:list-item>
                <text:p><text:span text:style-name="T9">23 06 05 00 <text:s text:c="3"/>AND AX, [5]</text:span></text:p>
              </text:list-item>
              <text:list-item>
                <text:p><text:span text:style-name="T9">23 07 <text:s text:c="9"/>AND AX, [BX]</text:span></text:p>
              </text:list-item>
              <text:list-item>
                <text:p><text:span text:style-name="T9">21 07 <text:s text:c="9"/>AND [BX], 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C, DEC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8">INC (increment), DEC (decrement) have only one </text:span><text:span text:style-name="T8">argument:</text:span></text:p>
              </text:list-header>
              <text:list-item>
                <text:p><text:span text:style-name="T8"/></text:p>
              </text:list-item>
              <text:list-item>
                <text:p><text:span text:style-name="T9">40 <text:s text:c="12"/>INC AX</text:span></text:p>
              </text:list-item>
              <text:list-item>
                <text:p><text:span text:style-name="T9">FE 07 <text:s text:c="9"/>INC byte [BX]</text:span></text:p>
              </text:list-item>
              <text:list-item>
                <text:p><text:span text:style-name="T9">FF 07 <text:s text:c="9"/>INC word [BX]</text:span></text:p>
              </text:list-item>
              <text:list-item>
                <text:p><text:span text:style-name="T9">48 <text:s text:c="12"/>DEC AX <text:s text:c="5"/>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NEG, NOT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8">NEG (negate), NOT (bit-wise not):</text:span></text:p>
              </text:list-header>
              <text:list-item>
                <text:p><text:span text:style-name="T8"/></text:p>
              </text:list-item>
              <text:list-item>
                <text:p><text:span text:style-name="T9">F7 D8 <text:s text:c="9"/>NEG AX</text:span></text:p>
              </text:list-item>
              <text:list-item>
                <text:p><text:span text:style-name="T9">F6 1F <text:s text:c="9"/>NEG byte [BX]</text:span></text:p>
              </text:list-item>
              <text:list-item>
                <text:p><text:span text:style-name="T9">F7 1F <text:s text:c="9"/>NEG word [BX]</text:span></text:p>
              </text:list-item>
              <text:list-item>
                <text:p><text:span text:style-name="T9">F7 D0 <text:s text:c="9"/>NOT AX <text:s text:c="5"/>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UL, DIV</text:p>
          </draw:text-box>
        </draw:frame>
        <draw:frame presentation:style-name="pr9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8">The format of MUL and DIV instructions differs from </text:span><text:span text:style-name="T8">the one of other arithmetic instructions. MUL has only </text:span><text:span text:style-name="T8">one argument. It multiply AX by its argument and </text:span><text:span text:style-name="T8">write the result to a pair DX:AX, where DX is high part </text:span><text:span text:style-name="T8">and AX low part.</text:span></text:p>
              </text:list-item>
              <text:list-item>
                <text:p><text:span text:style-name="T11">F7 E3 <text:s text:c="5"/>MUL BX <text:s text:c="9"/>; DX:AX = AX * BX</text:span></text:p>
              </text:list-item>
              <text:list-item>
                <text:p><text:span text:style-name="T11">F7 27 <text:s text:c="5"/>MUL WORD [BX]</text:span></text:p>
              </text:list-item>
              <text:list-item>
                <text:p><text:span text:style-name="T12">There are two types of MUL instructions. One for </text:span><text:span text:style-name="T12">unsigned value (MUL) and one for signed (IMUL).</text:span></text:p>
              </text:list-item>
              <text:list-item>
                <text:p><text:span text:style-name="T11">F7 EB <text:s text:c="5"/>IMUL BX <text:s text:c="8"/>; DX:AX = AX * BX</text:span></text:p>
              </text:list-item>
            </text:list>
          </draw:text-box>
        </draw:frame>
        <draw:frame draw:style-name="gr20" draw:text-style-name="P25" draw:layer="layout" svg:width="2.556cm" svg:height="1.187cm" svg:x="1cm" svg:y="5.58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V</text:p>
          </draw:text-box>
        </draw:frame>
        <draw:frame presentation:style-name="pr9" draw:text-style-name="P1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Division has a signed (IDIV) and an unsigned (DIV) </text:span><text:span text:style-name="T8">forms. They divides a number represented by a pair of </text:span><text:span text:style-name="T8">registers DX:AX, where DX is high part and AX is low </text:span><text:span text:style-name="T8">part by th argument. The quotient is written to AX, the </text:span><text:span text:style-name="T8">remainder to DX.</text:span></text:p>
              </text:list-item>
              <text:list-item>
                <text:p><text:span text:style-name="T9">F7 F3 <text:s text:c="8"/>DIV BX <text:s text:c="6"/>; AX = DX:AX / BX</text:span></text:p>
              </text:list-item>
              <text:list-item>
                <text:p><text:span text:style-name="T9"><text:s text:c="27"/></text:span><text:span text:style-name="T9">; DX = DX:AX % BX</text:span></text:p>
              </text:list-item>
              <text:list-item>
                <text:p><text:span text:style-name="T9">F7 FB <text:s text:c="8"/>IDIV BX <text:s text:c="5"/>; AX = DX:AX / BX</text:span></text:p>
              </text:list-item>
              <text:list-item>
                <text:p><text:span text:style-name="T9"><text:s text:c="27"/></text:span><text:span text:style-name="T9">; DX = DX:AX % B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WD</text:p>
          </draw:text-box>
        </draw:frame>
        <draw:frame presentation:style-name="pr9" draw:text-style-name="P1" draw:layer="layout" svg:width="26.178cm" svg:height="13.97cm" svg:x="1cm" svg:y="4.826cm" presentation:class="outline" presentation:user-transformed="true">
          <draw:text-box>
            <text:list text:style-name="L3">
              <text:list-item>
                <text:p><text:span text:style-name="T13">In case a division of a 16-bit number by a 16-bit </text:span><text:span text:style-name="T13">number is required, 16-bit divident need to be </text:span><text:span text:style-name="T13">expanded to 32-bit pair DX:AX. For unsigned numbers </text:span><text:span text:style-name="T13">we just need to zero out high half.</text:span></text:p>
              </text:list-item>
              <text:list-item>
                <text:p><text:span text:style-name="T9">31 D2 <text:s text:c="13"/>xor dx,dx <text:s text:c="2"/>; zero out dx</text:span></text:p>
              </text:list-item>
              <text:list-item>
                <text:p><text:span text:style-name="T9">F7 F3 <text:s text:c="13"/>div bx</text:span></text:p>
              </text:list-item>
              <text:list-item>
                <text:p><text:span text:style-name="T8">For signed special instruction CWD exists to copy the </text:span><text:span text:style-name="T8">highest bit of ax to all bits of dx.</text:span></text:p>
              </text:list-item>
              <text:list-item>
                <text:p><text:span text:style-name="T9">99 <text:s text:c="15"/>cwd</text:span></text:p>
              </text:list-item>
              <text:list-item>
                <text:p><text:span text:style-name="T9">F7FB <text:s text:c="13"/>idiv bx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V</text:p>
          </draw:text-box>
        </draw:frame>
        <draw:frame presentation:style-name="pr9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8">In case a division by zero is requested. The execution </text:span><text:span text:style-name="T8">of the program is interrupted and the control is </text:span><text:span text:style-name="T8">transferred to the OS. It is up to the OS to decide what </text:span><text:span text:style-name="T8">to do with the program next. The program is usually </text:span><text:span text:style-name="T8">terminated. Most OSes provide a (OS-specific) way to </text:span><text:span text:style-name="T8">handle the division by zero and to continue the </text:span><text:span text:style-name="T8">execution.</text:span></text:p>
              </text:list-item>
              <text:list-item>
                <text:p><text:span text:style-name="T8">When the result of 32-bit by 16-bit division doesn’t fit </text:span><text:span text:style-name="T8">16-bit register the same error as division by zero is </text:span><text:span text:style-name="T8">repor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ranches, JMP</text:p>
          </draw:text-box>
        </draw:frame>
        <draw:frame presentation:style-name="pr9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8">Instruction JMP modify register IP, so the next </text:span><text:span text:style-name="T8">instruction to be executed is not the next instruction </text:span><text:span text:style-name="T8">after JMP, but the instruction at the address specified </text:span><text:span text:style-name="T8">in the argument.</text:span></text:p>
              </text:list-item>
              <text:list-item>
                <text:p><text:span text:style-name="T9">40 <text:s text:c="14"/>loop: <text:s text:c="3"/>INC AX</text:span></text:p>
              </text:list-item>
              <text:list-item>
                <text:p><text:span text:style-name="T9">EB FD <text:s text:c="20"/>JMP loop</text:span></text:p>
              </text:list-item>
              <text:list-item>
                <text:p><text:span text:style-name="T8">FD means -3. It is added to register IP after execution </text:span><text:span text:style-name="T8">of JMP instruction. It means that targets of 2-byte JMP </text:span><text:span text:style-name="T8">instruction must be within range -128..127 from the </text:span><text:span text:style-name="T8">end of JMP instru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JMP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In case JMP target is further than -128..127 then longer </text:span><text:span text:style-name="T8">form of JMP can be used.</text:span></text:p>
              </text:list-item>
              <text:list-item>
                <text:p><text:span text:style-name="T9">E9 34 12 <text:s text:c="6"/>JMP label</text:span></text:p>
              </text:list-item>
              <text:list-item>
                <text:p><text:span text:style-name="T9"/></text:p>
              </text:list-item>
              <text:list-item>
                <text:p><text:span text:style-name="T9">... 0x1234 bytes of data</text:span></text:p>
              </text:list-item>
              <text:list-item>
                <text:p><text:span text:style-name="T9"/></text:p>
              </text:list-item>
              <text:list-item>
                <text:p><text:span text:style-name="T9">label: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o make a conditional branch a pair of instructions is </text:span><text:span text:style-name="T8">required:</text:span></text:p>
              </text:list-item>
              <text:list-item>
                <text:p><text:span text:style-name="T8"/></text:p>
              </text:list-item>
              <text:list-item>
                <text:p><text:span text:style-name="T9">39 D8 <text:s text:c="8"/>cmp ax, bx <text:s/>; compare ax and bx</text:span></text:p>
              </text:list-item>
              <text:list-item>
                <text:p><text:span text:style-name="T9">74 10 <text:s text:c="8"/>je label <text:s text:c="3"/>; jump if ax == bx</text:span></text:p>
              </text:list-item>
              <text:list-item>
                <text:p><text:span text:style-name="T9"/></text:p>
              </text:list-item>
              <text:list-item>
                <text:p><text:span text:style-name="T9">39 D8 <text:s text:c="8"/>cmp ax, bx <text:s/>; compare ax and bx</text:span></text:p>
              </text:list-item>
              <text:list-item>
                <text:p><text:span text:style-name="T9">7F 10 <text:s text:c="8"/>jg label <text:s text:c="3"/>; jump if ax &gt; b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8" draw:layer="layout" svg:width="25.5cm" svg:height="13cm" svg:x="1cm" svg:y="5.5cm" presentation:class="outline">
          <draw:text-box>
            <text:list text:style-name="L3">
              <text:list-header>
                <text:p><text:span text:style-name="T8">There are many types of conditional branches:</text:span></text:p>
              </text:list-header>
              <text:list-item>
                <text:p><text:span text:style-name="T8"/></text:p>
              </text:list-item>
              <text:list-item>
                <text:p><text:span text:style-name="T9">je, jne <text:s text:c="11"/>jump if equal/not-equal</text:span></text:p>
              </text:list-item>
              <text:list-item>
                <text:p><text:span text:style-name="T9">jg, jng <text:s text:c="11"/>jump if greater (signed)</text:span></text:p>
              </text:list-item>
              <text:list-item>
                <text:p><text:span text:style-name="T9">jl, jnl <text:s text:c="11"/>jump if less (signed)</text:span></text:p>
              </text:list-item>
              <text:list-item>
                <text:p><text:span text:style-name="T9">ja, jna <text:s text:c="11"/>jump if above (unsigned)</text:span></text:p>
              </text:list-item>
              <text:list-item>
                <text:p><text:span text:style-name="T9">jb, jnb <text:s text:c="11"/>jump if below (unsign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LAGS register</text:p>
          </draw:text-box>
        </draw:frame>
        <draw:frame presentation:style-name="pr9" draw:text-style-name="P18" draw:layer="layout" svg:width="25.5cm" svg:height="13cm" svg:x="1cm" svg:y="4.9cm" presentation:class="outline" presentation:user-transformed="true">
          <draw:text-box>
            <text:list text:style-name="L3">
              <text:list-item>
                <text:p><text:span text:style-name="T8">cmp instruction modifies the register called FLAGS.</text:span></text:p>
              </text:list-item>
              <text:list-item>
                <text:p><text:span text:style-name="T8">jxx instructions reads register FLAGS and jump </text:span><text:span text:style-name="T8">according to the condition.</text:span></text:p>
              </text:list-item>
              <text:list-item>
                <text:p><text:span text:style-name="T8">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Bits from this register have they own names:</text:span></text:p>
              </text:list-item>
            </text:list>
            <text:list text:style-name="L1">
              <text:list-item>
                <text:p><text:span text:style-name="T8">bit C is called carry flag</text:span></text:p>
              </text:list-item>
              <text:list-item>
                <text:p><text:span text:style-name="T8">bit Z is called zero flag</text:span></text:p>
              </text:list-item>
              <text:list-item>
                <text:p><text:span text:style-name="T8">bit S is called sign flag</text:span></text:p>
              </text:list-item>
              <text:list-item>
                <text:p><text:span text:style-name="T8">bit O is called overflow flag</text:span></text:p>
              </text:list-item>
            </text:list>
          </draw:text-box>
        </draw:frame>
        <draw:custom-shape draw:style-name="gr21" draw:text-style-name="P26" draw:layer="layout" svg:width="0.508cm" svg:height="1.524cm" svg:x="17.272cm" svg:y="8.598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16.764cm" svg:y="8.598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508cm" svg:height="1.524cm" svg:x="16.256cm" svg:y="8.598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508cm" svg:height="1.524cm" svg:x="15.24cm" svg:y="8.598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15.748cm" svg:y="8.5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508cm" svg:height="1.524cm" svg:x="14.224cm" svg:y="8.598cm">
          <text:p text:style-name="P4">Z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14.732cm" svg:y="8.5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508cm" svg:height="1.524cm" svg:x="13.716cm" svg:y="8.598cm">
          <text:p text:style-name="P4">S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1.524cm" svg:x="13.208cm" svg:y="8.598cm">
          <text:p text:style-name="P4">T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1.524cm" svg:x="12.7cm" svg:y="8.598cm">
          <text:p text:style-name="P4">I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1.524cm" svg:x="12.192cm" svg:y="8.598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508cm" svg:height="1.524cm" svg:x="11.684cm" svg:y="8.598cm">
          <text:p text:style-name="P4">O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11.176cm" svg:y="8.5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10.668cm" svg:y="8.5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10.16cm" svg:y="8.5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508cm" svg:height="1.524cm" svg:x="9.652cm" svg:y="8.598cm">
          <text:p text:style-name="P4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</text:span><text:span text:style-name="T8">in FLAGS register.</text:span></text:p>
              </text:list-item>
              <text:list-item>
                <text:p/>
              </text:list-item>
              <text:list-item>
                <text:p><text:span text:style-name="T9">jc/jnc <text:s text:c="8"/>jump if carry flag is set</text:span></text:p>
              </text:list-item>
              <text:list-item>
                <text:p><text:span text:style-name="T9">jz/jnz <text:s text:c="8"/>jump if zero flag is set</text:span></text:p>
              </text:list-item>
              <text:list-item>
                <text:p><text:span text:style-name="T9">js/jns <text:s text:c="8"/>jump if sign flag is set</text:span></text:p>
              </text:list-item>
              <text:list-item>
                <text:p><text:span text:style-name="T9">jo/jno <text:s text:c="8"/>jump if overflow flag is set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LAGS register</text:p>
          </draw:text-box>
        </draw:frame>
        <draw:frame presentation:style-name="pr9" draw:text-style-name="P18" draw:layer="layout" svg:width="25.5cm" svg:height="14.182cm" svg:x="1cm" svg:y="4.318cm" presentation:class="outline" presentation:user-transformed="true">
          <draw:text-box>
            <text:list text:style-name="L3">
              <text:list-item>
                <text:p><text:span text:style-name="T8">Register FLAGS is modified not only by instruction </text:span><text:span text:style-name="T8">CMP, but also by most other arithmetic instructions </text:span><text:span text:style-name="T8">(ADD, SUB, MUL, etc).</text:span></text:p>
              </text:list-item>
              <text:list-item>
                <text:p><text:span text:style-name="T8">CMP modifies register FLAGS the same way SUB </text:span><text:span text:style-name="T8">instruction does (CMP is SUB that doesn’t write </text:span><text:span text:style-name="T8">destination).</text:span></text:p>
              </text:list-item>
              <text:list-item>
                <text:p><text:span text:style-name="T8">ADD/SUB modify FLAGS register in the following way:</text:span></text:p>
              </text:list-item>
            </text:list>
            <text:list text:style-name="L1">
              <text:list-item>
                <text:p><text:span text:style-name="T8">ZF (zero) is set when the result is zero.</text:span></text:p>
              </text:list-item>
              <text:list-item>
                <text:p><text:span text:style-name="T8">SF (sign) is set when the result is negative.</text:span></text:p>
              </text:list-item>
              <text:list-item>
                <text:p><text:span text:style-name="T8">CF (carry) is set when unsigned operation caused 16</text:span><text:span text:style-name="T14">th</text:span><text:span text:style-name="T8"> </text:span><text:span text:style-name="T8">bit to be carried over/borrowed from</text:span></text:p>
              </text:list-item>
              <text:list-item>
                <text:p><text:span text:style-name="T8">OF (overflow) is set when signed operation causes </text:span><text:span text:style-name="T8">over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28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><text:span text:style-name="T15">cmp AX, BX</text:span></text:p>
              </text:list-item>
              <text:list-item>
                <text:p><text:span text:style-name="T15">je label</text:span></text:p>
              </text:list-item>
              <text:list-item>
                <text:p><text:span text:style-name="T16"/></text:p>
              </text:list-item>
              <text:list-item>
                <text:p><text:span text:style-name="T8">Which flag je should check?</text:span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</text:list>
          </draw:text-box>
        </draw:frame>
        <draw:frame presentation:style-name="pr9" draw:text-style-name="P1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1">
              <text:list-item>
                <text:p text:style-name="P29"><text:span text:style-name="T8">ZF (zero) is set when the result is zero.</text:span></text:p>
              </text:list-item>
              <text:list-item>
                <text:p text:style-name="P29"><text:span text:style-name="T8">SF (sign) is set when the result is negative.</text:span></text:p>
              </text:list-item>
              <text:list-item>
                <text:p text:style-name="P29"><text:span text:style-name="T8">CF (carry) is set when unsigned operation caused 16</text:span><text:span text:style-name="T14">th</text:span><text:span text:style-name="T8"> </text:span><text:span text:style-name="T8">bit to be carried over/borrowed from</text:span></text:p>
              </text:list-item>
              <text:list-item>
                <text:p><text:span text:style-name="T8">OF (overflow) is set when signed operation causes </text:span><text:span text:style-name="T8">over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28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><text:span text:style-name="T15">cmp AX, BX</text:span></text:p>
              </text:list-item>
              <text:list-item>
                <text:p><text:span text:style-name="T15">je label</text:span></text:p>
              </text:list-item>
              <text:list-item>
                <text:p><text:span text:style-name="T16"/></text:p>
              </text:list-item>
              <text:list-item>
                <text:p><text:span text:style-name="T8">Which flag je should check?</text:span></text:p>
              </text:list-item>
              <text:list-item>
                <text:p><text:span text:style-name="T8"/></text:p>
              </text:list-item>
              <text:list-item>
                <text:p><text:span text:style-name="T8">Answer: ZF.</text:span></text:p>
              </text:list-item>
              <text:list-item>
                <text:p><text:span text:style-name="T9"/></text:p>
              </text:list-item>
              <text:list-item>
                <text:p><text:span text:style-name="T9">74 10 <text:s text:c="5"/>je label</text:span></text:p>
              </text:list-item>
              <text:list-item>
                <text:p text:style-name="P29"><text:span text:style-name="T9">74 10 <text:s text:c="5"/>jz label</text:span></text:p>
              </text:list-item>
              <text:list-item>
                <text:p><text:span text:style-name="T8">je and jz is the same instruction!</text:span></text:p>
              </text:list-item>
            </text:list>
          </draw:text-box>
        </draw:frame>
        <draw:frame presentation:style-name="pr9" draw:text-style-name="P1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1">
              <text:list-item>
                <text:p text:style-name="P29"><text:span text:style-name="T8">ZF (zero) is set when the result is zero.</text:span></text:p>
              </text:list-item>
              <text:list-item>
                <text:p text:style-name="P29"><text:span text:style-name="T8">SF (sign) is set when the result is negative.</text:span></text:p>
              </text:list-item>
              <text:list-item>
                <text:p text:style-name="P29"><text:span text:style-name="T8">CF (carry) is set when unsigned operation caused 16</text:span><text:span text:style-name="T14">th</text:span><text:span text:style-name="T8"> </text:span><text:span text:style-name="T8">bit to be carried over/borrowed from</text:span></text:p>
              </text:list-item>
              <text:list-item>
                <text:p><text:span text:style-name="T8">OF (overflow) is set when signed operation causes </text:span><text:span text:style-name="T8">over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</text:span><text:span text:style-name="T8">in FLAGS register.</text:span></text:p>
              </text:list-item>
              <text:list-item>
                <text:p/>
              </text:list-item>
              <text:list-item>
                <text:p text:style-name="P29"><text:span text:style-name="T9">je/jz <text:s text:c="9"/>jump if ZF=1</text:span></text:p>
              </text:list-item>
              <text:list-item>
                <text:p><text:span text:style-name="T9">jc <text:s text:c="12"/>jump if CF=1</text:span></text:p>
              </text:list-item>
              <text:list-item>
                <text:p><text:span text:style-name="T9">js <text:s text:c="12"/>jump if SF=1</text:span></text:p>
              </text:list-item>
              <text:list-item>
                <text:p><text:span text:style-name="T9">jo <text:s text:c="12"/>jump if OF=1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28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><text:span text:style-name="T15">cmp AX, BX</text:span></text:p>
              </text:list-item>
              <text:list-item>
                <text:p><text:span text:style-name="T15">ja/jb label</text:span></text:p>
              </text:list-item>
              <text:list-item>
                <text:p><text:span text:style-name="T16"/></text:p>
              </text:list-item>
              <text:list-item>
                <text:p><text:span text:style-name="T8">Which flag ja/jb should check?</text:span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</text:list>
          </draw:text-box>
        </draw:frame>
        <draw:frame presentation:style-name="pr9" draw:text-style-name="P1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1">
              <text:list-item>
                <text:p text:style-name="P29"><text:span text:style-name="T8">ZF (zero) is set when the result is zero.</text:span></text:p>
              </text:list-item>
              <text:list-item>
                <text:p text:style-name="P29"><text:span text:style-name="T8">SF (sign) is set when the result is negative.</text:span></text:p>
              </text:list-item>
              <text:list-item>
                <text:p text:style-name="P29"><text:span text:style-name="T8">CF (carry) is set when unsigned operation caused 16</text:span><text:span text:style-name="T14">th</text:span><text:span text:style-name="T8"> </text:span><text:span text:style-name="T8">bit to be carried over/borrowed from</text:span></text:p>
              </text:list-item>
              <text:list-item>
                <text:p><text:span text:style-name="T8">OF (overflow) is set when signed operation causes </text:span><text:span text:style-name="T8">over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</text:span><text:span text:style-name="T8">in FLAGS register.</text:span></text:p>
              </text:list-item>
              <text:list-item>
                <text:p/>
              </text:list-item>
              <text:list-item>
                <text:p text:style-name="P29"><text:span text:style-name="T9">je/jz <text:s text:c="9"/>jump if ZF=1</text:span></text:p>
              </text:list-item>
              <text:list-item>
                <text:p><text:span text:style-name="T9">jb/jc <text:s text:c="9"/>jump if CF=1</text:span></text:p>
              </text:list-item>
              <text:list-item>
                <text:p><text:span text:style-name="T9">ja <text:s text:c="12"/>jump if CF=0 &amp; ZF=0</text:span></text:p>
              </text:list-item>
              <text:list-item>
                <text:p><text:span text:style-name="T9">js <text:s text:c="12"/>jump if SF=1</text:span></text:p>
              </text:list-item>
              <text:list-item>
                <text:p><text:span text:style-name="T9">jo <text:s text:c="12"/>jump if OF=1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28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><text:span text:style-name="T15">cmp AX, BX</text:span></text:p>
              </text:list-item>
              <text:list-item>
                <text:p><text:span text:style-name="T15">jg/jl label</text:span></text:p>
              </text:list-item>
              <text:list-item>
                <text:p><text:span text:style-name="T16"/></text:p>
              </text:list-item>
              <text:list-item>
                <text:p><text:span text:style-name="T8">Which flag jg/jl should check?</text:span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</text:list>
          </draw:text-box>
        </draw:frame>
        <draw:frame presentation:style-name="pr9" draw:text-style-name="P1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1">
              <text:list-item>
                <text:p text:style-name="P29"><text:span text:style-name="T8">ZF (zero) is set when the result is zero.</text:span></text:p>
              </text:list-item>
              <text:list-item>
                <text:p text:style-name="P29"><text:span text:style-name="T8">SF (sign) is set when the result is negative.</text:span></text:p>
              </text:list-item>
              <text:list-item>
                <text:p text:style-name="P29"><text:span text:style-name="T8">CF (carry) is set when unsigned operation caused 16</text:span><text:span text:style-name="T14">th</text:span><text:span text:style-name="T8"> </text:span><text:span text:style-name="T8">bit to be carried over/borrowed from</text:span></text:p>
              </text:list-item>
              <text:list-item>
                <text:p><text:span text:style-name="T8">OF (overflow) is set when signed operation causes </text:span><text:span text:style-name="T8">over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1.336cm" svg:y1="12.758cm" svg:x2="7.874cm" svg:y2="12.758cm">
          <text:p/>
        </draw:line>
        <draw:custom-shape draw:style-name="gr26" draw:text-style-name="P6" draw:layer="layout" svg:width="1.524cm" svg:height="1.016cm" svg:x="21.59cm" svg:y="12.19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3.97cm" svg:y1="6.858cm" svg:x2="13.97cm" svg:y2="18.2cm">
          <text:p/>
        </draw:line>
        <draw:custom-shape draw:style-name="gr26" draw:text-style-name="P6" draw:layer="layout" svg:width="1.524cm" svg:height="1.016cm" svg:x="13.2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6.3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3.2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0.32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2.1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1.336cm" svg:y1="12.758cm" svg:x2="7.874cm" svg:y2="12.758cm">
          <text:p/>
        </draw:line>
        <draw:custom-shape draw:style-name="gr26" draw:text-style-name="P6" draw:layer="layout" svg:width="1.524cm" svg:height="1.016cm" svg:x="21.59cm" svg:y="12.19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3.97cm" svg:y1="6.858cm" svg:x2="13.97cm" svg:y2="18.2cm">
          <text:p/>
        </draw:line>
        <draw:custom-shape draw:style-name="gr26" draw:text-style-name="P6" draw:layer="layout" svg:width="1.524cm" svg:height="1.016cm" svg:x="13.2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6.3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3.2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0.32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2.1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1.524cm" svg:height="1.016cm" svg:x="20.32cm" svg:y="6.35cm">
          <text:p text:style-name="P33"><text:span text:style-name="T19">ZF=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1.336cm" svg:y1="12.758cm" svg:x2="7.874cm" svg:y2="12.758cm">
          <text:p/>
        </draw:line>
        <draw:custom-shape draw:style-name="gr26" draw:text-style-name="P6" draw:layer="layout" svg:width="1.524cm" svg:height="1.016cm" svg:x="21.59cm" svg:y="12.19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3.97cm" svg:y1="6.858cm" svg:x2="13.97cm" svg:y2="18.2cm">
          <text:p/>
        </draw:line>
        <draw:custom-shape draw:style-name="gr26" draw:text-style-name="P6" draw:layer="layout" svg:width="1.524cm" svg:height="1.016cm" svg:x="13.2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6.3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3.2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0.32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2.1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1.524cm" svg:height="1.016cm" svg:x="20.32cm" svg:y="6.35cm">
          <text:p text:style-name="P33"><text:span text:style-name="T19">ZF=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1.524cm" svg:height="1.016cm" svg:x="18.288cm" svg:y="6.096cm">
          <text:p text:style-name="P36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1.336cm" svg:y1="12.758cm" svg:x2="7.874cm" svg:y2="12.758cm">
          <text:p/>
        </draw:line>
        <draw:custom-shape draw:style-name="gr26" draw:text-style-name="P6" draw:layer="layout" svg:width="1.524cm" svg:height="1.016cm" svg:x="21.59cm" svg:y="12.19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3.97cm" svg:y1="6.858cm" svg:x2="13.97cm" svg:y2="18.2cm">
          <text:p/>
        </draw:line>
        <draw:custom-shape draw:style-name="gr26" draw:text-style-name="P6" draw:layer="layout" svg:width="1.524cm" svg:height="1.016cm" svg:x="13.2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6.3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3.2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0.32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2.1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1.524cm" svg:height="1.016cm" svg:x="20.32cm" svg:y="6.35cm">
          <text:p text:style-name="P33"><text:span text:style-name="T19">ZF=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1.524cm" svg:height="1.016cm" svg:x="18.288cm" svg:y="6.096cm">
          <text:p text:style-name="P36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1.336cm" svg:y1="12.758cm" svg:x2="7.874cm" svg:y2="12.758cm">
          <text:p/>
        </draw:line>
        <draw:custom-shape draw:style-name="gr26" draw:text-style-name="P6" draw:layer="layout" svg:width="1.524cm" svg:height="1.016cm" svg:x="21.59cm" svg:y="12.19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3.97cm" svg:y1="6.858cm" svg:x2="13.97cm" svg:y2="18.2cm">
          <text:p/>
        </draw:line>
        <draw:custom-shape draw:style-name="gr26" draw:text-style-name="P6" draw:layer="layout" svg:width="1.524cm" svg:height="1.016cm" svg:x="13.2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6.3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3.2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0.32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2.1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4" draw:layer="layout" svg:width="1.524cm" svg:height="1.016cm" svg:x="20.32cm" svg:y="6.35cm">
          <text:p text:style-name="P33"><text:span text:style-name="T19">ZF=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1.524cm" svg:height="1.016cm" svg:x="18.288cm" svg:y="6.096cm">
          <text:p text:style-name="P36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1.336cm" svg:y1="12.758cm" svg:x2="7.874cm" svg:y2="12.758cm">
          <text:p/>
        </draw:line>
        <draw:custom-shape draw:style-name="gr26" draw:text-style-name="P6" draw:layer="layout" svg:width="1.524cm" svg:height="1.016cm" svg:x="21.59cm" svg:y="12.19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3.97cm" svg:y1="6.858cm" svg:x2="13.97cm" svg:y2="18.2cm">
          <text:p/>
        </draw:line>
        <draw:custom-shape draw:style-name="gr26" draw:text-style-name="P6" draw:layer="layout" svg:width="1.524cm" svg:height="1.016cm" svg:x="13.2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6.3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3.2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0.32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2.1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1.524cm" svg:height="1.016cm" svg:x="18.288cm" svg:y="6.096cm">
          <text:p text:style-name="P36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31" draw:layer="layout" svg:width="25.5cm" svg:height="1.612cm" svg:x="1.016cm" svg:y="4.318cm" presentation:class="outline" presentation:user-transformed="true">
          <draw:text-box>
            <text:list text:style-name="L3">
              <text:list-item>
                <text:p text:style-name="P5"><text:span text:style-name="T15">CMP AX, BX</text:span></text:p>
              </text:list-item>
              <text:list-item>
                <text:p text:style-name="P5"><text:span text:style-name="T15"/></text:p>
              </text:list-item>
            </text:list>
          </draw:text-box>
        </draw:frame>
        <draw:custom-shape draw:style-name="gr24" draw:text-style-name="P19" draw:layer="layout" svg:width="0.762cm" svg:height="0.674cm" svg:x="1.67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7.3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7.3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3.10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.67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8.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2.34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.67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8.7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8.7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1.5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.67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9.3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9.3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0.81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.67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10.0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10.0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0.05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.67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10.7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10.7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9.29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.67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008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11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8.53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11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0.762cm" svg:height="0.674cm" svg:x="7.008cm" svg:y="12.0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7.77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3.104cm" svg:y="12.0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6.246cm" svg:y="12.8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7.00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2.342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2.8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5.484cm" svg:y="13.4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6.2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1.58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3.4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4.722cm" svg:y="14.1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5.4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81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4.1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96cm" svg:y="14.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4.7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0.056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4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3.198cm" svg:y="15.5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3.9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9.29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5.5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2.436cm" svg:y="16.1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3.1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8.532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6.1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.674cm" svg:y="16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.4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77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6.8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6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.6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.4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1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3.9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4.7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5.4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6.2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7.00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7.77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8.532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9.294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056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0.81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1.58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2.342cm" svg:y="17.5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0.762cm" svg:height="0.674cm" svg:x="13.104cm" svg:y="17.526cm">
          <text:p/>
          <draw:enhanced-geometry svg:viewBox="0 0 21600 21600" draw:type="rectangle" draw:enhanced-path="M 0 0 L 21600 0 21600 21600 0 21600 0 0 Z N"/>
        </draw:custom-shape>
        <draw:line draw:style-name="gr30" draw:text-style-name="P19" draw:layer="layout" svg:x1="14.224cm" svg:y1="12.758cm" svg:x2="1.674cm" svg:y2="12.758cm">
          <text:p/>
        </draw:line>
        <draw:line draw:style-name="gr25" draw:text-style-name="P19" draw:layer="layout" svg:x1="7.77cm" svg:y1="6.858cm" svg:x2="7.77cm" svg:y2="18.2cm">
          <text:p/>
        </draw:line>
        <draw:custom-shape draw:style-name="gr26" draw:text-style-name="P6" draw:layer="layout" svg:width="1.524cm" svg:height="1.016cm" svg:x="7.008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0.15cm" svg:y="12.19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7.008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5.992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1.524cm" svg:height="1.016cm" svg:x="12.108cm" svg:y="6.096cm">
          <text:p text:style-name="P36"><text:span text:style-name="T20">SF=1</text:span></text:p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5.2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76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8.28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1.33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8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3.62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5.146cm" svg:y="7.36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5.90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8.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5.24cm" svg:y="8.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002cm" svg:y="8.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764cm" svg:y="8.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7.526cm" svg:y="8.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8.288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1.336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098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86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3.622cm" svg:y="8.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4.384cm" svg:y="8.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5.14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8.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8.7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5.24cm" svg:y="8.7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002cm" svg:y="8.7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764cm" svg:y="8.7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7.526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1.336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098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86cm" svg:y="8.7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3.622cm" svg:y="8.7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4.38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8.7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9.3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5.24cm" svg:y="9.3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002cm" svg:y="9.3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764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1.336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098cm" svg:y="9.3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86cm" svg:y="9.3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3.62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9.3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10.0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5.24cm" svg:y="10.0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6.002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1.336cm" svg:y="10.0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2.098cm" svg:y="10.0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2.8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10.0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10.7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5.24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10.7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1.336cm" svg:y="10.7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2.09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10.7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14.478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812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20.574cm" svg:y="11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1.33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11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11.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0.762cm" svg:height="0.674cm" svg:x="19.812cm" svg:y="12.0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20.57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12.0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908cm" svg:y="12.0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9.05cm" svg:y="12.8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9.81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5.146cm" svg:y="12.8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3.4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3.4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3.4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3.4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3.4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8.288cm" svg:y="13.48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9.05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4.384cm" svg:y="13.4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3.4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3.4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4.1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4.1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4.1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4.1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7.526cm" svg:y="14.1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8.28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05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3.622cm" svg:y="14.15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4.384cm" svg:y="14.15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4.15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4.1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4.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4.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4.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764cm" svg:y="14.8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7.52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28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05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86cm" svg:y="14.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3.622cm" svg:y="14.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4.384cm" svg:y="14.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4.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4.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5.5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5.5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6.002cm" svg:y="15.5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6.76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52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28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05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2.098cm" svg:y="15.5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86cm" svg:y="15.5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3.622cm" svg:y="15.5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4.384cm" svg:y="15.5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5.5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5.5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6.1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5.24cm" svg:y="16.1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6.00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76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52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28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05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1.336cm" svg:y="16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098cm" svg:y="16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86cm" svg:y="16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3.622cm" svg:y="16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4.384cm" svg:y="16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6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6.1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0.762cm" svg:height="0.674cm" svg:x="14.478cm" svg:y="16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5.2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00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76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52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28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05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20.574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1.336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098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86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3.622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4.384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6.8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6.8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0.762cm" svg:height="0.674cm" svg:x="14.47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5.2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00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6.76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7.52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8.28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05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762cm" svg:height="0.674cm" svg:x="19.812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0.574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1.336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098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2.86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3.622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4.384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146cm" svg:y="17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0.762cm" svg:height="0.674cm" svg:x="25.908cm" svg:y="17.526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7.94cm" svg:y1="12.758cm" svg:x2="14.478cm" svg:y2="12.758cm">
          <text:p/>
        </draw:line>
        <draw:custom-shape draw:style-name="gr26" draw:text-style-name="P6" draw:layer="layout" svg:width="1.524cm" svg:height="1.016cm" svg:x="26.924cm" svg:y="11.742cm">
          <text:p text:style-name="P4">AX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20.574cm" svg:y1="6.858cm" svg:x2="20.574cm" svg:y2="18.2cm">
          <text:p/>
        </draw:line>
        <draw:custom-shape draw:style-name="gr26" draw:text-style-name="P6" draw:layer="layout" svg:width="1.524cm" svg:height="1.016cm" svg:x="19.812cm" svg:y="5.588cm">
          <text:p text:style-name="P4">BX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9.812cm" svg:y="18.2cm">
          <text:p text:style-name="P4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26.67cm" svg:y="12.954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.524cm" svg:height="1.016cm" svg:x="18.796cm" svg:y="6.35cm">
          <text:p text:style-name="P4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44" draw:layer="layout" svg:width="1.524cm" svg:height="1.016cm" svg:x="24.892cm" svg:y="6.096cm">
          <text:p text:style-name="P43"><text:span text:style-name="T21">OF=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</text:span><text:span text:style-name="T8">in FLAGS register.</text:span></text:p>
              </text:list-item>
              <text:list-item>
                <text:p/>
              </text:list-item>
              <text:list-item>
                <text:p text:style-name="P29"><text:span text:style-name="T9">je/jz <text:s text:c="9"/>jump if ZF=1</text:span></text:p>
              </text:list-item>
              <text:list-item>
                <text:p><text:span text:style-name="T9">jb/jc <text:s text:c="9"/>jump if CF=1</text:span></text:p>
              </text:list-item>
              <text:list-item>
                <text:p><text:span text:style-name="T9">ja <text:s text:c="12"/>jump if CF=0 &amp; ZF=0</text:span></text:p>
              </text:list-item>
              <text:list-item>
                <text:p><text:span text:style-name="T9">jl <text:s text:c="12"/>jump if SF</text:span><text:span text:style-name="T22">≠</text:span><text:span text:style-name="T23">OF</text:span></text:p>
              </text:list-item>
              <text:list-item>
                <text:p><text:span text:style-name="T23">jg <text:s text:c="12"/>jump if SF=OF &amp; ZF=0</text:span></text:p>
              </text:list-item>
              <text:list-item>
                <text:p><text:span text:style-name="T9">js <text:s text:c="12"/>jump if SF=1</text:span></text:p>
              </text:list-item>
              <text:list-item>
                <text:p><text:span text:style-name="T9">jo <text:s text:c="12"/>jump if OF=1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ranches</text:p>
          </draw:text-box>
        </draw:frame>
        <draw:frame presentation:style-name="pr9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24">Many instructions update FLAGS register according to </text:span><text:span text:style-name="T24">the result of the operation. Sometimes conditional </text:span><text:span text:style-name="T24">branches can be made without cmp:</text:span></text:p>
              </text:list-item>
              <text:list-item>
                <text:p><text:span text:style-name="T25">89 C2 <text:s text:c="5"/>loop: <text:s text:c="2"/>mov dx,ax</text:span></text:p>
              </text:list-item>
              <text:list-item>
                <text:p><text:span text:style-name="T25">01 D8 <text:s text:c="13"/>add ax,bx</text:span></text:p>
              </text:list-item>
              <text:list-item>
                <text:p><text:span text:style-name="T25">89 D3 <text:s text:c="13"/>mov bx,dx</text:span></text:p>
              </text:list-item>
              <text:list-item>
                <text:p><text:span text:style-name="T25">49 <text:s text:c="16"/>dec cx</text:span></text:p>
              </text:list-item>
              <text:list-item>
                <text:p><text:span text:style-name="T25">75 F7 <text:s text:c="13"/>jnz loop</text:span></text:p>
              </text:list-item>
              <text:list-item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isters 32-bit</text:p>
          </draw:text-box>
        </draw:frame>
        <draw:custom-shape draw:style-name="gr33" draw:text-style-name="P46" draw:layer="layout" svg:width="9.144cm" svg:height="2.794cm" svg:x="16.51cm" svg:y="5.334cm">
          <text:p text:style-name="P45">EAX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4.572cm" svg:height="2.286cm" svg:x="21.082cm" svg:y="5.588cm">
          <text:p text:style-name="P5">AX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23.368cm" svg:y="6.604cm">
          <text:p text:style-name="P5">AL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21.082cm" svg:y="6.604cm">
          <text:p text:style-name="P5">AH</text:p>
          <draw:enhanced-geometry svg:viewBox="0 0 21600 21600" draw:type="rectangle" draw:enhanced-path="M 0 0 L 21600 0 21600 21600 0 21600 0 0 Z N"/>
        </draw:custom-shape>
        <draw:line draw:style-name="gr13" draw:text-style-name="P19" draw:layer="layout" svg:x1="25.654cm" svg:y1="7.62cm" svg:x2="25.654cm" svg:y2="11.584cm">
          <text:p/>
        </draw:line>
        <draw:line draw:style-name="gr13" draw:text-style-name="P19" draw:layer="layout" svg:x1="23.368cm" svg:y1="7.62cm" svg:x2="23.368cm" svg:y2="9.006cm">
          <text:p/>
        </draw:line>
        <draw:line draw:style-name="gr13" draw:text-style-name="P19" draw:layer="layout" svg:x1="21.082cm" svg:y1="7.62cm" svg:x2="21.082cm" svg:y2="10.314cm">
          <text:p/>
        </draw:line>
        <draw:line draw:style-name="gr13" draw:text-style-name="P19" draw:layer="layout" svg:x1="16.51cm" svg:y1="8.128cm" svg:x2="16.51cm" svg:y2="11.584cm">
          <text:p/>
        </draw:line>
        <draw:line draw:style-name="gr14" draw:text-style-name="P19" draw:layer="layout" svg:x1="23.368cm" svg:y1="9.006cm" svg:x2="25.654cm" svg:y2="9.006cm">
          <text:p/>
        </draw:line>
        <draw:line draw:style-name="gr14" draw:text-style-name="P19" draw:layer="layout" svg:x1="21.082cm" svg:y1="9.006cm" svg:x2="23.368cm" svg:y2="9.006cm">
          <text:p/>
        </draw:line>
        <draw:line draw:style-name="gr14" draw:text-style-name="P19" draw:layer="layout" svg:x1="21.082cm" svg:y1="10.314cm" svg:x2="25.654cm" svg:y2="10.314cm">
          <text:p/>
        </draw:line>
        <draw:custom-shape draw:style-name="gr15" draw:text-style-name="P19" draw:layer="layout" svg:width="2.286cm" svg:height="0.762cm" svg:x="21.082cm" svg:y="9.26cm">
          <text:p text:style-name="P5">8 bit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286cm" svg:height="0.762cm" svg:x="23.368cm" svg:y="9.26cm">
          <text:p text:style-name="P5">8 bit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572cm" svg:height="0.762cm" svg:x="21.082cm" svg:y="10.568cm">
          <text:p text:style-name="P5">16 bit</text:p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16.51cm" svg:y1="11.584cm" svg:x2="25.654cm" svg:y2="11.584cm">
          <text:p/>
        </draw:line>
        <draw:custom-shape draw:style-name="gr34" draw:text-style-name="P19" draw:layer="layout" svg:width="9.144cm" svg:height="0.762cm" svg:x="16.51cm" svg:y="11.838cm">
          <text:p text:style-name="P5">32 bit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4.572cm" svg:height="2.286cm" svg:x="3.81cm" svg:y="5.334cm">
          <text:p text:style-name="P5">AX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6.096cm" svg:y="6.35cm">
          <text:p text:style-name="P5">AL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3.81cm" svg:y="6.35cm">
          <text:p text:style-name="P5">AH</text:p>
          <draw:enhanced-geometry svg:viewBox="0 0 21600 21600" draw:type="rectangle" draw:enhanced-path="M 0 0 L 21600 0 21600 21600 0 21600 0 0 Z N"/>
        </draw:custom-shape>
        <draw:line draw:style-name="gr13" draw:text-style-name="P19" draw:layer="layout" svg:x1="8.382cm" svg:y1="7.366cm" svg:x2="8.382cm" svg:y2="10.06cm">
          <text:p/>
        </draw:line>
        <draw:line draw:style-name="gr13" draw:text-style-name="P19" draw:layer="layout" svg:x1="6.096cm" svg:y1="7.366cm" svg:x2="6.096cm" svg:y2="8.752cm">
          <text:p/>
        </draw:line>
        <draw:line draw:style-name="gr13" draw:text-style-name="P19" draw:layer="layout" svg:x1="3.81cm" svg:y1="7.366cm" svg:x2="3.81cm" svg:y2="10.06cm">
          <text:p/>
        </draw:line>
        <draw:line draw:style-name="gr14" draw:text-style-name="P19" draw:layer="layout" svg:x1="6.096cm" svg:y1="8.752cm" svg:x2="8.382cm" svg:y2="8.752cm">
          <text:p/>
        </draw:line>
        <draw:line draw:style-name="gr14" draw:text-style-name="P19" draw:layer="layout" svg:x1="3.81cm" svg:y1="8.752cm" svg:x2="6.096cm" svg:y2="8.752cm">
          <text:p/>
        </draw:line>
        <draw:line draw:style-name="gr14" draw:text-style-name="P19" draw:layer="layout" svg:x1="3.81cm" svg:y1="10.06cm" svg:x2="8.382cm" svg:y2="10.06cm">
          <text:p/>
        </draw:line>
        <draw:custom-shape draw:style-name="gr15" draw:text-style-name="P19" draw:layer="layout" svg:width="2.286cm" svg:height="0.762cm" svg:x="3.81cm" svg:y="9.006cm">
          <text:p text:style-name="P5">8 bit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286cm" svg:height="0.762cm" svg:x="6.096cm" svg:y="9.006cm">
          <text:p text:style-name="P5">8 bit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572cm" svg:height="0.762cm" svg:x="3.81cm" svg:y="10.314cm">
          <text:p text:style-name="P5">16 bit</text:p>
          <draw:enhanced-geometry svg:viewBox="0 0 21600 21600" draw:type="rectangle" draw:enhanced-path="M 0 0 L 21600 0 21600 21600 0 21600 0 0 Z N"/>
        </draw:custom-shape>
        <draw:custom-shape draw:style-name="gr35" draw:text-style-name="P49" draw:layer="layout" svg:width="5.588cm" svg:height="1.016cm" svg:x="9.906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custom-shape draw:style-name="gr33" draw:text-style-name="P46" draw:layer="layout" svg:width="9.144cm" svg:height="2.794cm" svg:x="4.318cm" svg:y="5.334cm">
          <text:p text:style-name="P45">EAX</text:p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 presentation:user-transformed="true">
          <draw:text-box>
            <text:p>Registers 32-bit</text:p>
          </draw:text-box>
        </draw:frame>
        <draw:custom-shape draw:style-name="gr18" draw:text-style-name="P47" draw:layer="layout" svg:width="4.572cm" svg:height="2.286cm" svg:x="8.636cm" svg:y="5.588cm">
          <text:p text:style-name="P5">AX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10.922cm" svg:y="6.604cm">
          <text:p text:style-name="P5">AL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8.636cm" svg:y="6.604cm">
          <text:p text:style-name="P5">AH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4.318cm" svg:y="8.382cm">
          <text:p text:style-name="P45">EBX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4.572cm" svg:height="2.286cm" svg:x="8.636cm" svg:y="8.636cm">
          <text:p text:style-name="P5">BX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10.922cm" svg:y="9.652cm">
          <text:p text:style-name="P5">BL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8.636cm" svg:y="9.652cm">
          <text:p text:style-name="P5">BH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4.318cm" svg:y="11.43cm">
          <text:p text:style-name="P45">ECX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4.572cm" svg:height="2.286cm" svg:x="8.636cm" svg:y="11.684cm">
          <text:p text:style-name="P5">CX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10.922cm" svg:y="12.7cm">
          <text:p text:style-name="P5">CL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8.636cm" svg:y="12.7cm">
          <text:p text:style-name="P5">CH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4.318cm" svg:y="14.478cm">
          <text:p text:style-name="P45">EDX</text:p>
          <draw:enhanced-geometry svg:viewBox="0 0 21600 21600" draw:type="rectangle" draw:enhanced-path="M 0 0 L 21600 0 21600 21600 0 21600 0 0 Z N"/>
        </draw:custom-shape>
        <draw:custom-shape draw:style-name="gr18" draw:text-style-name="P47" draw:layer="layout" svg:width="4.572cm" svg:height="2.286cm" svg:x="8.636cm" svg:y="14.732cm">
          <text:p text:style-name="P5">DX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10.922cm" svg:y="15.748cm">
          <text:p text:style-name="P5">DL</text:p>
          <draw:enhanced-geometry svg:viewBox="0 0 21600 21600" draw:type="rectangle" draw:enhanced-path="M 0 0 L 21600 0 21600 21600 0 21600 0 0 Z N"/>
        </draw:custom-shape>
        <draw:custom-shape draw:style-name="gr19" draw:text-style-name="P48" draw:layer="layout" svg:width="2.286cm" svg:height="1.016cm" svg:x="8.636cm" svg:y="15.748cm">
          <text:p text:style-name="P5">DH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14.478cm" svg:y="5.334cm">
          <text:p text:style-name="P45">ESP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4.572cm" svg:height="2.286cm" svg:x="18.796cm" svg:y="5.588cm">
          <text:p text:style-name="P5">SP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14.478cm" svg:y="8.382cm">
          <text:p text:style-name="P45">EBP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4.572cm" svg:height="2.286cm" svg:x="18.796cm" svg:y="8.636cm">
          <text:p text:style-name="P5">BP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14.478cm" svg:y="11.43cm">
          <text:p text:style-name="P45">ESI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4.572cm" svg:height="2.286cm" svg:x="18.796cm" svg:y="11.684cm">
          <text:p text:style-name="P5">SI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144cm" svg:height="2.794cm" svg:x="14.478cm" svg:y="14.478cm">
          <text:p text:style-name="P45">EDI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4.572cm" svg:height="2.286cm" svg:x="18.796cm" svg:y="14.732cm">
          <text:p text:style-name="P5">DI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custom-shape draw:style-name="gr36" draw:text-style-name="P52" draw:layer="layout" svg:width="18.288cm" svg:height="3.302cm" svg:x="5.08cm" svg:y="6.096cm">
          <text:p text:style-name="P51">RAX</text:p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 presentation:user-transformed="true">
          <draw:text-box>
            <text:p>Registers 64-bit</text:p>
          </draw:text-box>
        </draw:frame>
        <draw:custom-shape draw:style-name="gr33" draw:text-style-name="P53" draw:layer="layout" svg:width="9.144cm" svg:height="2.794cm" svg:x="14.224cm" svg:y="6.35cm">
          <text:p text:style-name="P51">EAX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4.572cm" svg:height="2.286cm" svg:x="18.796cm" svg:y="6.604cm">
          <text:p text:style-name="P20">AX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21.082cm" svg:y="7.62cm">
          <text:p text:style-name="P20">AL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86cm" svg:height="1.016cm" svg:x="18.796cm" svg:y="7.62cm">
          <text:p text:style-name="P20">AH</text:p>
          <draw:enhanced-geometry svg:viewBox="0 0 21600 21600" draw:type="rectangle" draw:enhanced-path="M 0 0 L 21600 0 21600 21600 0 21600 0 0 Z N"/>
        </draw:custom-shape>
        <draw:line draw:style-name="gr13" draw:text-style-name="P19" draw:layer="layout" svg:x1="23.368cm" svg:y1="8.636cm" svg:x2="23.368cm" svg:y2="13.97cm">
          <text:p/>
        </draw:line>
        <draw:line draw:style-name="gr13" draw:text-style-name="P19" draw:layer="layout" svg:x1="21.082cm" svg:y1="8.636cm" svg:x2="21.082cm" svg:y2="10.022cm">
          <text:p/>
        </draw:line>
        <draw:line draw:style-name="gr13" draw:text-style-name="P19" draw:layer="layout" svg:x1="18.796cm" svg:y1="8.636cm" svg:x2="18.796cm" svg:y2="11.33cm">
          <text:p/>
        </draw:line>
        <draw:line draw:style-name="gr13" draw:text-style-name="P19" draw:layer="layout" svg:x1="14.224cm" svg:y1="9.144cm" svg:x2="14.224cm" svg:y2="12.6cm">
          <text:p/>
        </draw:line>
        <draw:line draw:style-name="gr13" draw:text-style-name="P19" draw:layer="layout" svg:x1="5.08cm" svg:y1="9.398cm" svg:x2="5.08cm" svg:y2="13.97cm">
          <text:p/>
        </draw:line>
        <draw:line draw:style-name="gr14" draw:text-style-name="P19" draw:layer="layout" svg:x1="21.082cm" svg:y1="10.022cm" svg:x2="23.368cm" svg:y2="10.022cm">
          <text:p/>
        </draw:line>
        <draw:line draw:style-name="gr14" draw:text-style-name="P19" draw:layer="layout" svg:x1="18.796cm" svg:y1="10.022cm" svg:x2="21.082cm" svg:y2="10.022cm">
          <text:p/>
        </draw:line>
        <draw:line draw:style-name="gr14" draw:text-style-name="P19" draw:layer="layout" svg:x1="18.796cm" svg:y1="11.33cm" svg:x2="23.368cm" svg:y2="11.33cm">
          <text:p/>
        </draw:line>
        <draw:line draw:style-name="gr14" draw:text-style-name="P19" draw:layer="layout" svg:x1="5.08cm" svg:y1="13.97cm" svg:x2="23.368cm" svg:y2="13.97cm">
          <text:p/>
        </draw:line>
        <draw:custom-shape draw:style-name="gr15" draw:text-style-name="P21" draw:layer="layout" svg:width="2.286cm" svg:height="0.762cm" svg:x="18.796cm" svg:y="10.276cm">
          <text:p text:style-name="P20">8 bit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.286cm" svg:height="0.762cm" svg:x="21.082cm" svg:y="10.276cm">
          <text:p text:style-name="P20">8 bit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572cm" svg:height="0.762cm" svg:x="18.796cm" svg:y="11.584cm">
          <text:p text:style-name="P20">16 bit</text:p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14.224cm" svg:y1="12.6cm" svg:x2="23.368cm" svg:y2="12.6cm">
          <text:p/>
        </draw:line>
        <draw:custom-shape draw:style-name="gr34" draw:text-style-name="P21" draw:layer="layout" svg:width="9.144cm" svg:height="0.762cm" svg:x="14.224cm" svg:y="12.854cm">
          <text:p text:style-name="P20">32 bit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8.288cm" svg:height="0.762cm" svg:x="5.08cm" svg:y="14.224cm">
          <text:p text:style-name="P20">64 bit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custom-shape draw:style-name="gr38" draw:text-style-name="P54" draw:layer="layout" svg:width="11.986cm" svg:height="1.668cm" svg:x="1.524cm" svg:y="4.552cm">
          <text:p text:style-name="P51"><text:span text:style-name="T26">RAX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7.517cm" svg:y="4.68cm">
          <text:p text:style-name="P51"><text:span text:style-name="T26">EAX</text:span></text:p>
          <draw:enhanced-geometry svg:viewBox="0 0 21600 21600" draw:type="rectangle" draw:enhanced-path="M 0 0 L 21600 0 21600 21600 0 21600 0 0 Z N"/>
        </draw:custom-shape>
        <draw:custom-shape draw:style-name="gr40" draw:text-style-name="P56" draw:layer="layout" svg:width="2.997cm" svg:height="1.156cm" svg:x="10.513cm" svg:y="4.808cm">
          <text:p text:style-name="P20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7" draw:layer="layout" svg:width="1.498cm" svg:height="0.514cm" svg:x="12.012cm" svg:y="5.321cm">
          <text:p text:style-name="P20"><text:span text:style-name="T26">AL</text:span></text:p>
          <draw:enhanced-geometry svg:viewBox="0 0 21600 21600" draw:type="rectangle" draw:enhanced-path="M 0 0 L 21600 0 21600 21600 0 21600 0 0 Z N"/>
        </draw:custom-shape>
        <draw:custom-shape draw:style-name="gr42" draw:text-style-name="P57" draw:layer="layout" svg:width="1.499cm" svg:height="0.514cm" svg:x="10.513cm" svg:y="5.321cm">
          <text:p text:style-name="P20"><text:span text:style-name="T26">AH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6.348cm">
          <text:p text:style-name="P51"><text:span text:style-name="T26">RBX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7.517cm" svg:y="6.477cm">
          <text:p text:style-name="P51"><text:span text:style-name="T26">EBX</text:span></text:p>
          <draw:enhanced-geometry svg:viewBox="0 0 21600 21600" draw:type="rectangle" draw:enhanced-path="M 0 0 L 21600 0 21600 21600 0 21600 0 0 Z N"/>
        </draw:custom-shape>
        <draw:custom-shape draw:style-name="gr44" draw:text-style-name="P56" draw:layer="layout" svg:width="2.997cm" svg:height="1.155cm" svg:x="10.513cm" svg:y="6.605cm"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12.012cm" svg:y="7.119cm">
          <text:p text:style-name="P20"><text:span text:style-name="T26">BL</text:span></text:p>
          <draw:enhanced-geometry svg:viewBox="0 0 21600 21600" draw:type="rectangle" draw:enhanced-path="M 0 0 L 21600 0 21600 21600 0 21600 0 0 Z N"/>
        </draw:custom-shape>
        <draw:custom-shape draw:style-name="gr46" draw:text-style-name="P57" draw:layer="layout" svg:width="1.499cm" svg:height="0.513cm" svg:x="10.513cm" svg:y="7.119cm">
          <text:p text:style-name="P20"><text:span text:style-name="T26">BH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8.146cm">
          <text:p text:style-name="P51"><text:span text:style-name="T26">RCX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7.517cm" svg:y="8.273cm">
          <text:p text:style-name="P51"><text:span text:style-name="T26">ECX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2.997cm" svg:height="1.154cm" svg:x="10.513cm" svg:y="8.402cm"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498cm" svg:height="0.514cm" svg:x="12.012cm" svg:y="8.915cm">
          <text:p text:style-name="P20"><text:span text:style-name="T26">CL</text:span></text:p>
          <draw:enhanced-geometry svg:viewBox="0 0 21600 21600" draw:type="rectangle" draw:enhanced-path="M 0 0 L 21600 0 21600 21600 0 21600 0 0 Z N"/>
        </draw:custom-shape>
        <draw:custom-shape draw:style-name="gr42" draw:text-style-name="P57" draw:layer="layout" svg:width="1.499cm" svg:height="0.514cm" svg:x="10.513cm" svg:y="8.915cm">
          <text:p text:style-name="P20"><text:span text:style-name="T26">CH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9.942cm">
          <text:p text:style-name="P51"><text:span text:style-name="T26">RDX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7.517cm" svg:y="10.07cm">
          <text:p text:style-name="P51"><text:span text:style-name="T26">EDX</text:span></text:p>
          <draw:enhanced-geometry svg:viewBox="0 0 21600 21600" draw:type="rectangle" draw:enhanced-path="M 0 0 L 21600 0 21600 21600 0 21600 0 0 Z N"/>
        </draw:custom-shape>
        <draw:custom-shape draw:style-name="gr44" draw:text-style-name="P56" draw:layer="layout" svg:width="2.997cm" svg:height="1.155cm" svg:x="10.513cm" svg:y="10.198cm"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12.012cm" svg:y="10.712cm">
          <text:p text:style-name="P20"><text:span text:style-name="T26">DL</text:span></text:p>
          <draw:enhanced-geometry svg:viewBox="0 0 21600 21600" draw:type="rectangle" draw:enhanced-path="M 0 0 L 21600 0 21600 21600 0 21600 0 0 Z N"/>
        </draw:custom-shape>
        <draw:custom-shape draw:style-name="gr46" draw:text-style-name="P57" draw:layer="layout" svg:width="1.499cm" svg:height="0.513cm" svg:x="10.513cm" svg:y="10.712cm">
          <text:p text:style-name="P20"><text:span text:style-name="T26">DH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4.552cm">
          <text:p text:style-name="P51"><text:span text:style-name="T26">R8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20.169cm" svg:y="4.68cm">
          <text:p text:style-name="P51"><text:span text:style-name="T26">R8D</text:span></text:p>
          <draw:enhanced-geometry svg:viewBox="0 0 21600 21600" draw:type="rectangle" draw:enhanced-path="M 0 0 L 21600 0 21600 21600 0 21600 0 0 Z N"/>
        </draw:custom-shape>
        <draw:custom-shape draw:style-name="gr48" draw:text-style-name="P58" draw:layer="layout" svg:width="2.997cm" svg:height="1.156cm" svg:x="23.165cm" svg:y="4.808cm">
          <text:p text:style-name="P51"><text:span text:style-name="T26">R8W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24.664cm" svg:y="5.143cm">
          <text:p text:style-name="P20"><text:span text:style-name="T26">R8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6.348cm">
          <text:p text:style-name="P51"><text:span text:style-name="T26">R9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20.169cm" svg:y="6.477cm">
          <text:p text:style-name="P51"><text:span text:style-name="T26">R9D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draw:layer="layout" svg:width="2.997cm" svg:height="1.155cm" svg:x="23.165cm" svg:y="6.605cm">
          <text:p text:style-name="P51"><text:span text:style-name="T26">R9W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24.664cm" svg:y="6.939cm">
          <text:p text:style-name="P20"><text:span text:style-name="T26">R9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8.146cm">
          <text:p text:style-name="P51"><text:span text:style-name="T26">R10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20.169cm" svg:y="8.273cm">
          <text:p text:style-name="P51"><text:span text:style-name="T26">R10D</text:span></text:p>
          <draw:enhanced-geometry svg:viewBox="0 0 21600 21600" draw:type="rectangle" draw:enhanced-path="M 0 0 L 21600 0 21600 21600 0 21600 0 0 Z N"/>
        </draw:custom-shape>
        <draw:custom-shape draw:style-name="gr50" draw:text-style-name="P58" draw:layer="layout" svg:width="2.997cm" svg:height="1.154cm" svg:x="23.165cm" svg:y="8.402cm">
          <text:p text:style-name="P51"><text:span text:style-name="T26">R10W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498cm" svg:height="0.514cm" svg:x="24.664cm" svg:y="8.736cm">
          <text:p text:style-name="P20"><text:span text:style-name="T26">R10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9.942cm">
          <text:p text:style-name="P51"><text:span text:style-name="T26">R11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20.169cm" svg:y="10.07cm">
          <text:p text:style-name="P51"><text:span text:style-name="T26">R11D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draw:layer="layout" svg:width="2.997cm" svg:height="1.155cm" svg:x="23.165cm" svg:y="10.198cm">
          <text:p text:style-name="P51"><text:span text:style-name="T26">R11W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24.664cm" svg:y="10.533cm">
          <text:p text:style-name="P20"><text:span text:style-name="T26">R11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11.738cm">
          <text:p text:style-name="P51"><text:span text:style-name="T26">R12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20.169cm" svg:y="11.866cm">
          <text:p text:style-name="P51"><text:span text:style-name="T26">R12D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draw:layer="layout" svg:width="2.997cm" svg:height="1.155cm" svg:x="23.165cm" svg:y="11.995cm">
          <text:p text:style-name="P51"><text:span text:style-name="T26">R12W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498cm" svg:height="0.514cm" svg:x="24.664cm" svg:y="12.329cm">
          <text:p text:style-name="P20"><text:span text:style-name="T26">R12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13.534cm">
          <text:p text:style-name="P51"><text:span text:style-name="T26">R13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20.169cm" svg:y="13.664cm">
          <text:p text:style-name="P51"><text:span text:style-name="T26">R13D</text:span></text:p>
          <draw:enhanced-geometry svg:viewBox="0 0 21600 21600" draw:type="rectangle" draw:enhanced-path="M 0 0 L 21600 0 21600 21600 0 21600 0 0 Z N"/>
        </draw:custom-shape>
        <draw:custom-shape draw:style-name="gr50" draw:text-style-name="P58" draw:layer="layout" svg:width="2.997cm" svg:height="1.154cm" svg:x="23.165cm" svg:y="13.792cm">
          <text:p text:style-name="P51"><text:span text:style-name="T26">R13W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24.664cm" svg:y="14.126cm">
          <text:p text:style-name="P20"><text:span text:style-name="T26">R13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15.332cm">
          <text:p text:style-name="P51"><text:span text:style-name="T26">R14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20.169cm" svg:y="15.46cm">
          <text:p text:style-name="P51"><text:span text:style-name="T26">R14D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draw:layer="layout" svg:width="2.997cm" svg:height="1.155cm" svg:x="23.165cm" svg:y="15.588cm">
          <text:p text:style-name="P51"><text:span text:style-name="T26">R14W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1.498cm" svg:height="0.512cm" svg:x="24.664cm" svg:y="15.923cm">
          <text:p text:style-name="P20"><text:span text:style-name="T26">R14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4.176cm" svg:y="17.128cm">
          <text:p text:style-name="P51"><text:span text:style-name="T26">R15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20.169cm" svg:y="17.256cm">
          <text:p text:style-name="P51"><text:span text:style-name="T26">R15D</text:span></text:p>
          <draw:enhanced-geometry svg:viewBox="0 0 21600 21600" draw:type="rectangle" draw:enhanced-path="M 0 0 L 21600 0 21600 21600 0 21600 0 0 Z N"/>
        </draw:custom-shape>
        <draw:custom-shape draw:style-name="gr48" draw:text-style-name="P58" draw:layer="layout" svg:width="2.997cm" svg:height="1.156cm" svg:x="23.165cm" svg:y="17.384cm">
          <text:p text:style-name="P51"><text:span text:style-name="T26">R15W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24.664cm" svg:y="17.719cm">
          <text:p text:style-name="P20"><text:span text:style-name="T26">R15B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11.738cm">
          <text:p text:style-name="P51"><text:span text:style-name="T26">RSP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7.517cm" svg:y="11.866cm">
          <text:p text:style-name="P51"><text:span text:style-name="T26">ESP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draw:layer="layout" svg:width="2.997cm" svg:height="1.155cm" svg:x="10.513cm" svg:y="11.995cm">
          <text:p text:style-name="P51"><text:span text:style-name="T26">SP</text:span></text:p>
          <draw:enhanced-geometry svg:viewBox="0 0 21600 21600" draw:type="rectangle" draw:enhanced-path="M 0 0 L 21600 0 21600 21600 0 21600 0 0 Z N"/>
        </draw:custom-shape>
        <draw:custom-shape draw:style-name="gr41" draw:text-style-name="P57" draw:layer="layout" svg:width="1.498cm" svg:height="0.514cm" svg:x="12.012cm" svg:y="12.329cm">
          <text:p text:style-name="P20"><text:span text:style-name="T26">SPL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13.534cm">
          <text:p text:style-name="P51"><text:span text:style-name="T26">RBP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7.517cm" svg:y="13.664cm">
          <text:p text:style-name="P51"><text:span text:style-name="T26">EBP</text:span></text:p>
          <draw:enhanced-geometry svg:viewBox="0 0 21600 21600" draw:type="rectangle" draw:enhanced-path="M 0 0 L 21600 0 21600 21600 0 21600 0 0 Z N"/>
        </draw:custom-shape>
        <draw:custom-shape draw:style-name="gr50" draw:text-style-name="P58" draw:layer="layout" svg:width="2.997cm" svg:height="1.154cm" svg:x="10.513cm" svg:y="13.792cm">
          <text:p text:style-name="P51"><text:span text:style-name="T26">BP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12.012cm" svg:y="14.126cm">
          <text:p text:style-name="P20"><text:span text:style-name="T26">BPL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15.332cm">
          <text:p text:style-name="P51"><text:span text:style-name="T26">RSI</text:span></text:p>
          <draw:enhanced-geometry svg:viewBox="0 0 21600 21600" draw:type="rectangle" draw:enhanced-path="M 0 0 L 21600 0 21600 21600 0 21600 0 0 Z N"/>
        </draw:custom-shape>
        <draw:custom-shape draw:style-name="gr43" draw:text-style-name="P55" draw:layer="layout" svg:width="5.993cm" svg:height="1.411cm" svg:x="7.517cm" svg:y="15.46cm">
          <text:p text:style-name="P51"><text:span text:style-name="T26">ESI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draw:layer="layout" svg:width="2.997cm" svg:height="1.155cm" svg:x="10.513cm" svg:y="15.588cm">
          <text:p text:style-name="P51"><text:span text:style-name="T26">SI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1.498cm" svg:height="0.512cm" svg:x="12.012cm" svg:y="15.923cm">
          <text:p text:style-name="P20"><text:span text:style-name="T26">SIL</text:span></text:p>
          <draw:enhanced-geometry svg:viewBox="0 0 21600 21600" draw:type="rectangle" draw:enhanced-path="M 0 0 L 21600 0 21600 21600 0 21600 0 0 Z N"/>
        </draw:custom-shape>
        <draw:custom-shape draw:style-name="gr38" draw:text-style-name="P54" draw:layer="layout" svg:width="11.986cm" svg:height="1.668cm" svg:x="1.524cm" svg:y="17.128cm">
          <text:p text:style-name="P51"><text:span text:style-name="T26">RDI</text:span></text:p>
          <draw:enhanced-geometry svg:viewBox="0 0 21600 21600" draw:type="rectangle" draw:enhanced-path="M 0 0 L 21600 0 21600 21600 0 21600 0 0 Z N"/>
        </draw:custom-shape>
        <draw:custom-shape draw:style-name="gr39" draw:text-style-name="P55" draw:layer="layout" svg:width="5.993cm" svg:height="1.412cm" svg:x="7.517cm" svg:y="17.256cm">
          <text:p text:style-name="P51"><text:span text:style-name="T26">EDI</text:span></text:p>
          <draw:enhanced-geometry svg:viewBox="0 0 21600 21600" draw:type="rectangle" draw:enhanced-path="M 0 0 L 21600 0 21600 21600 0 21600 0 0 Z N"/>
        </draw:custom-shape>
        <draw:custom-shape draw:style-name="gr48" draw:text-style-name="P58" draw:layer="layout" svg:width="2.997cm" svg:height="1.156cm" svg:x="10.513cm" svg:y="17.384cm">
          <text:p text:style-name="P51"><text:span text:style-name="T26">DI</text:span></text:p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1.498cm" svg:height="0.513cm" svg:x="12.012cm" svg:y="17.719cm">
          <text:p text:style-name="P20"><text:span text:style-name="T26">DIL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 presentation:user-transformed="true">
          <draw:text-box>
            <text:p>Registers 64-bit</text:p>
          </draw:text-box>
        </draw:frame>
        <draw:custom-shape draw:style-name="gr52" draw:text-style-name="P59" draw:layer="layout" svg:width="3.048cm" svg:height="0.514cm" svg:x="10.513cm" svg:y="4.807cm">
          <text:p text:style-name="P20"><text:span text:style-name="T26">AX</text:span></text:p>
          <draw:enhanced-geometry svg:viewBox="0 0 21600 21600" draw:type="rectangle" draw:enhanced-path="M 0 0 L 21600 0 21600 21600 0 21600 0 0 Z N"/>
        </draw:custom-shape>
        <draw:custom-shape draw:style-name="gr52" draw:text-style-name="P59" draw:layer="layout" svg:width="3.048cm" svg:height="0.514cm" svg:x="10.513cm" svg:y="4.807cm">
          <text:p text:style-name="P20"><text:span text:style-name="T26">AX</text:span></text:p>
          <draw:enhanced-geometry svg:viewBox="0 0 21600 21600" draw:type="rectangle" draw:enhanced-path="M 0 0 L 21600 0 21600 21600 0 21600 0 0 Z N"/>
        </draw:custom-shape>
        <draw:custom-shape draw:style-name="gr52" draw:text-style-name="P59" draw:layer="layout" svg:width="3.048cm" svg:height="0.514cm" svg:x="10.513cm" svg:y="6.605cm">
          <text:p text:style-name="P20"><text:span text:style-name="T26">BX</text:span></text:p>
          <draw:enhanced-geometry svg:viewBox="0 0 21600 21600" draw:type="rectangle" draw:enhanced-path="M 0 0 L 21600 0 21600 21600 0 21600 0 0 Z N"/>
        </draw:custom-shape>
        <draw:custom-shape draw:style-name="gr52" draw:text-style-name="P59" draw:layer="layout" svg:width="3.048cm" svg:height="0.514cm" svg:x="10.513cm" svg:y="8.401cm">
          <text:p text:style-name="P20"><text:span text:style-name="T26">CX</text:span></text:p>
          <draw:enhanced-geometry svg:viewBox="0 0 21600 21600" draw:type="rectangle" draw:enhanced-path="M 0 0 L 21600 0 21600 21600 0 21600 0 0 Z N"/>
        </draw:custom-shape>
        <draw:custom-shape draw:style-name="gr52" draw:text-style-name="P59" draw:layer="layout" svg:width="3.048cm" svg:height="0.514cm" svg:x="10.513cm" svg:y="10.198cm">
          <text:p text:style-name="P20"><text:span text:style-name="T26">DX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 Light4" svg:font-family="'Source Sans Pro Light'" style:font-adornments="Regular" style:font-family-generic="swiss"/>
    <style:font-face style:name="Source Sans Pro Light5" svg:font-family="'Source Sans Pro Light'" style:font-adornments="Semibold" style:font-family-generic="swiss"/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Semibold" style:font-family-generic="modern" style:font-pitch="fixed"/>
    <style:font-face style:name="DejaVu Sans Mono7" svg:font-family="'DejaVu Sans Mono'" style:font-adornments="標準" style:font-family-generic="modern" style:font-pitch="fixed"/>
    <style:font-face style:name="DejaVu Sans Mono2" svg:font-family="'DejaVu Sans Mono'" style:font-adornments="細字" style:font-family-generic="modern" style:font-pitch="fixed"/>
    <style:font-face style:name="DejaVu Sans Light5" svg:font-family="'DejaVu Sans Light'" style:font-family-generic="swiss" style:font-pitch="fixed"/>
    <style:font-face style:name="DejaVu Sans Mono5" svg:font-family="'DejaVu Sans Mono'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9" svg:font-family="'DejaVu Sans Mono'" style:font-family-generic="modern" style:font-pitch="variable"/>
    <style:font-face style:name="DejaVu Sans Mono4" svg:font-family="'DejaVu Sans Mono'" style:font-adornments="Semibold" style:font-family-generic="modern" style:font-pitch="variable"/>
    <style:font-face style:name="DejaVu Sans Mono8" svg:font-family="'DejaVu Sans Mono'" style:font-adornments="標準" style:font-family-generic="modern" style:font-pitch="variable"/>
    <style:font-face style:name="DejaVu Sans Mono1" svg:font-family="'DejaVu Sans Mono'" style:font-adornments="細字" style:font-family-generic="modern" style:font-pitch="variable"/>
    <style:font-face style:name="FreeSans1" svg:font-family="FreeSans" style:font-family-generic="modern" style:font-pitch="variable"/>
    <style:font-face style:name="Source Sans Pro Light6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" svg:font-family="'源ノ角ゴシック Medium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6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4" svg:font-family="'DejaVu Sans Light'" style:font-adornments="ExtraLight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3" svg:font-family="'DejaVu Sans Light'" style:font-adornments="標準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3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3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3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1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loext:graphic-properties draw:fill="solid" draw:fill-color="#e74c3c"/>
      <style:paragraph-properties fo:text-align="center" style:writing-mode="lr-tb"/>
    </style:style>
    <style:style style:name="MP13" style:family="paragraph">
      <style:paragraph-properties fo:text-align="end" style:writing-mode="lr-tb"/>
      <style:text-properties style:font-size-complex="14pt"/>
    </style:style>
    <style:style style:name="MP14" style:family="paragraph">
      <loext:graphic-properties draw:fill="none"/>
      <style:paragraph-properties fo:text-align="end" style:writing-mode="lr-tb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12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25T00:09:49.031135013</meta:creation-date>
    <meta:editing-duration>P4DT4H54M29S</meta:editing-duration>
    <meta:editing-cycles>37</meta:editing-cycles>
    <meta:generator>LibreOffice/6.3.5.2$Linux_X86_64 LibreOffice_project/30$Build-2</meta:generator>
    <dc:date>2021-02-22T15:50:50.082151066</dc:date>
    <meta:document-statistic meta:object-count="2646"/>
    <meta:template xlink:type="simple" xlink:actuate="onRequest" xlink:title="Alizarin" xlink:href="../../../../../nix/store/wskm2184mlj8481jws22kxx3zdypd4il-libreoffice-5.1.5.2/lib/libreoffice/share/template/common/presnt/Alizarin.otp" meta:date="2017-01-25T00:09:48.84898637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ivan light blue" draw:color="#3bacf7"/>
  <draw:color draw:name="ivan orange" draw:color="#f75f3b"/>
</ooo:color-table>
</file>